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2.649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6.653cm"/>
    </style:style>
    <style:style style:name="co17" style:family="table-column">
      <style:table-column-properties fo:break-before="auto" style:column-width="13.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map style:condition="cell-content()!=0" style:apply-style-name="Good" style:base-cell-address="'Guild Card Monsters'.B2"/>
    </style:style>
  </office:automatic-styles>
  <office:body>
    <office:spreadsheet>
      <table:calculation-settings table:automatic-find-labels="false" table:use-regular-expressions="false" table:use-wildcards="true"/>
      <table:table table:name="General Info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10D8h</text:p>
          </table:table-cell>
          <table:table-cell office:value-type="string" calcext:value-type="string">
            <text:p>209AC0h</text:p>
          </table:table-cell>
          <table:table-cell table:formula="of:=HEX2DECH([.B2])" office:value-type="float" office:value="3150040" calcext:value-type="float">
            <text:p>3150040</text:p>
          </table:table-cell>
          <table:table-cell table:formula="of:=HEX2DECH([.C2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AB98h</text:p>
          </table:table-cell>
          <table:table-cell office:value-type="string" calcext:value-type="string">
            <text:p>209AC0h</text:p>
          </table:table-cell>
          <table:table-cell table:formula="of:=HEX2DECH([.B3])" office:value-type="float" office:value="5286808" calcext:value-type="float">
            <text:p>5286808</text:p>
          </table:table-cell>
          <table:table-cell table:formula="of:=HEX2DECH([.C3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209AC0h</text:p>
          </table:table-cell>
          <table:table-cell table:formula="of:=HEX2DECH([.B4])" office:value-type="float" office:value="7423576" calcext:value-type="float">
            <text:p>7423576</text:p>
          </table:table-cell>
          <table:table-cell table:formula="of:=HEX2DECH([.C4])" office:value-type="float" office:value="2136768" calcext:value-type="float">
            <text:p>213676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r Pallete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7];2);DEC2HEX([.B7];2);DEC2HEX([.C7];2);DEC2HEX([.D7];2))" office:value-type="string" office:string-value="0xFFEBEBEB" calcext:value-type="string">
            <text:p>0xFFEBEB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8];2);DEC2HEX([.B8];2);DEC2HEX([.C8];2);DEC2HEX([.D8];2))" office:value-type="string" office:string-value="0xFFE1505C" calcext:value-type="string">
            <text:p>0xFFE1505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9];2);DEC2HEX([.B9];2);DEC2HEX([.C9];2);DEC2HEX([.D9];2))" office:value-type="string" office:string-value="0xFF47B267" calcext:value-type="string">
            <text:p>0xFF47B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COM.MICROSOFT.CONCAT(&quot;0x&quot;;DEC2HEX([.E10];2);DEC2HEX([.B10];2);DEC2HEX([.C10];2);DEC2HEX([.D10];2))" office:value-type="string" office:string-value="0xFF577BFF" calcext:value-type="string">
            <text:p>0xFF577B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1];2);DEC2HEX([.B11];2);DEC2HEX([.C11];2);DEC2HEX([.D11];2))" office:value-type="string" office:string-value="0xFFE8C506" calcext:value-type="string">
            <text:p>0xFFE8C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09" calcext:value-type="float">
            <text:p>20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2];2);DEC2HEX([.B12];2);DEC2HEX([.C12];2);DEC2HEX([.D12];2))" office:value-type="string" office:string-value="0xFF9788D1" calcext:value-type="string">
            <text:p>0xFF9788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3];2);DEC2HEX([.B13];2);DEC2HEX([.C13];2);DEC2HEX([.D13];2))" office:value-type="string" office:string-value="0xFF4EC3E5" calcext:value-type="string">
            <text:p>0xFF4EC3E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4];2);DEC2HEX([.B14];2);DEC2HEX([.C14];2);DEC2HEX([.D14];2))" office:value-type="string" office:string-value="0xFFDF9C65" calcext:value-type="string">
            <text:p>0xFFDF9C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5];2);DEC2HEX([.B15];2);DEC2HEX([.C15];2);DEC2HEX([.D15];2))" office:value-type="string" office:string-value="0xFFD98B94" calcext:value-type="string">
            <text:p>0xFFD98B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6];2);DEC2HEX([.B16];2);DEC2HEX([.C16];2);DEC2HEX([.D16];2))" office:value-type="string" office:string-value="0xFFDFE500" calcext:value-type="string">
            <text:p>0xFFDFE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7];2);DEC2HEX([.B17];2);DEC2HEX([.C17];2);DEC2HEX([.D17];2))" office:value-type="string" office:string-value="0xFFAFAFAF" calcext:value-type="string">
            <text:p>0xFFAFAFA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8];2);DEC2HEX([.B18];2);DEC2HEX([.C18];2);DEC2HEX([.D18];2))" office:value-type="string" office:string-value="0xFFBA954B" calcext:value-type="string">
            <text:p>0xFFBA954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19];2);DEC2HEX([.B19];2);DEC2HEX([.C19];2);DEC2HEX([.D19];2))" office:value-type="string" office:string-value="0xFF92D0C1" calcext:value-type="string">
            <text:p>0xFF92D0C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0];2);DEC2HEX([.B20];2);DEC2HEX([.C20];2);DEC2HEX([.D20];2))" office:value-type="string" office:string-value="0xFF3D7F3A" calcext:value-type="string">
            <text:p>0xFF3D7F3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1];2);DEC2HEX([.B21];2);DEC2HEX([.C21];2);DEC2HEX([.D21];2))" office:value-type="string" office:string-value="0xFFAD1547" calcext:value-type="string">
            <text:p>0xFFAD1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17" calcext:value-type="float">
            <text:p>21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2];2);DEC2HEX([.B22];2);DEC2HEX([.C22];2);DEC2HEX([.D22];2))" office:value-type="string" office:string-value="0xFF4C4CD9" calcext:value-type="string">
            <text:p>0xFF4C4CD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3];2);DEC2HEX([.B23];2);DEC2HEX([.C23];2);DEC2HEX([.D23];2))" office:value-type="string" office:string-value="0xFF56379E" calcext:value-type="string">
            <text:p>0xFF56379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4];2);DEC2HEX([.B24];2);DEC2HEX([.C24];2);DEC2HEX([.D24];2))" office:value-type="string" office:string-value="0xFF909BB0" calcext:value-type="string">
            <text:p>0xFF909BB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5];2);DEC2HEX([.B25];2);DEC2HEX([.C25];2);DEC2HEX([.D25];2))" office:value-type="string" office:string-value="0xFFD464A2" calcext:value-type="string">
            <text:p>0xFFD464A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6];2);DEC2HEX([.B26];2);DEC2HEX([.C26];2);DEC2HEX([.D26];2))" office:value-type="string" office:string-value="0xFF685ECD" calcext:value-type="string">
            <text:p>0xFF685EC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7];2);DEC2HEX([.B27];2);DEC2HEX([.C27];2);DEC2HEX([.D27];2))" office:value-type="string" office:string-value="0xFF3257A7" calcext:value-type="string">
            <text:p>0xFF3257A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8];2);DEC2HEX([.B28];2);DEC2HEX([.C28];2);DEC2HEX([.D28];2))" office:value-type="string" office:string-value="0xFF2A8D61" calcext:value-type="string">
            <text:p>0xFF2A8D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29];2);DEC2HEX([.B29];2);DEC2HEX([.C29];2);DEC2HEX([.D29];2))" office:value-type="string" office:string-value="0xFF9A5C45" calcext:value-type="string">
            <text:p>0xFF9A5C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0];2);DEC2HEX([.B30];2);DEC2HEX([.C30];2);DEC2HEX([.D30];2))" office:value-type="string" office:string-value="0xFF9EC09A" calcext:value-type="string">
            <text:p>0xFF9EC09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1];2);DEC2HEX([.B31];2);DEC2HEX([.C31];2);DEC2HEX([.D31];2))" office:value-type="string" office:string-value="0xFFD7C18D" calcext:value-type="string">
            <text:p>0xFFD7C18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2];2);DEC2HEX([.B32];2);DEC2HEX([.C32];2);DEC2HEX([.D32];2))" office:value-type="string" office:string-value="0xFFE16D44" calcext:value-type="string">
            <text:p>0xFFE16D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table:formula="of:=COM.MICROSOFT.CONCAT(&quot;0x&quot;;DEC2HEX([.E33];2);DEC2HEX([.B33];2);DEC2HEX([.C33];2);DEC2HEX([.D33];2))" office:value-type="string" office:string-value="0xFF86B239" calcext:value-type="string">
            <text:p>0xFF86B2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255" calcext:value-type="float">
            <text:p>255</text:p>
          </table:table-cell>
          <table:table-cell table:formula="of:=COM.MICROSOFT.CONCAT(&quot;0x&quot;;DEC2HEX([.E34];2);DEC2HEX([.B34];2);DEC2HEX([.C34];2);DEC2HEX([.D34];2))" office:value-type="string" office:string-value="0xFFFFFFFF" calcext:value-type="string">
            <text:p>0xFFFFFFFF</text:p>
          </table:table-cell>
        </table:table-row>
      </table:table>
      <table:table table:name="Guild Card Monsters" table:style-name="ta1"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Monster</text:p>
          </table:table-cell>
          <table:table-cell office:value-type="string" calcext:value-type="string">
            <text:p>Map Nam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 Jagras</text:p>
          </table:table-cell>
          <table:table-cell table:formula="of:=LOWER(SUBSTITUTE(SUBSTITUTE(SUBSTITUTE([.B2];&quot;`&quot;;&quot;_&quot;);&quot; &quot;;&quot;_&quot;);&quot;-&quot;;&quot;_&quot;))" office:value-type="string" office:string-value="great_jagras" calcext:value-type="string">
            <text:p>great_jagras</text:p>
          </table:table-cell>
          <table:table-cell table:formula="of:=COM.MICROSOFT.CONCAT(&quot;u16 &quot;; [.C2]; &quot;;&quot;)" office:value-type="string" office:string-value="u16 great_jagras;" calcext:value-type="string">
            <text:p>u16 great_jagra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ulu-Ya-Ku</text:p>
          </table:table-cell>
          <table:table-cell table:formula="of:=LOWER(SUBSTITUTE(SUBSTITUTE(SUBSTITUTE([.B3];&quot;`&quot;;&quot;_&quot;);&quot; &quot;;&quot;_&quot;);&quot;-&quot;;&quot;_&quot;))" office:value-type="string" office:string-value="kulu_ya_ku" calcext:value-type="string">
            <text:p>kulu_ya_ku</text:p>
          </table:table-cell>
          <table:table-cell table:formula="of:=COM.MICROSOFT.CONCAT(&quot;u16 &quot;; [.C3]; &quot;;&quot;)" office:value-type="string" office:string-value="u16 kulu_ya_ku;" calcext:value-type="string">
            <text:p>u16 kulu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kei-Pukei</text:p>
          </table:table-cell>
          <table:table-cell table:formula="of:=LOWER(SUBSTITUTE(SUBSTITUTE(SUBSTITUTE([.B4];&quot;`&quot;;&quot;_&quot;);&quot; &quot;;&quot;_&quot;);&quot;-&quot;;&quot;_&quot;))" office:value-type="string" office:string-value="pukei_pukei" calcext:value-type="string">
            <text:p>pukei_pukei</text:p>
          </table:table-cell>
          <table:table-cell table:formula="of:=COM.MICROSOFT.CONCAT(&quot;u16 &quot;; [.C4]; &quot;;&quot;)" office:value-type="string" office:string-value="u16 pukei_pukei;" calcext:value-type="string">
            <text:p>u16 pukei_puke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roth</text:p>
          </table:table-cell>
          <table:table-cell table:formula="of:=LOWER(SUBSTITUTE(SUBSTITUTE(SUBSTITUTE([.B5];&quot;`&quot;;&quot;_&quot;);&quot; &quot;;&quot;_&quot;);&quot;-&quot;;&quot;_&quot;))" office:value-type="string" office:string-value="barroth" calcext:value-type="string">
            <text:p>barroth</text:p>
          </table:table-cell>
          <table:table-cell table:formula="of:=COM.MICROSOFT.CONCAT(&quot;u16 &quot;; [.C5]; &quot;;&quot;)" office:value-type="string" office:string-value="u16 barroth;" calcext:value-type="string">
            <text:p>u16 barro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yaratodus</text:p>
          </table:table-cell>
          <table:table-cell table:formula="of:=LOWER(SUBSTITUTE(SUBSTITUTE(SUBSTITUTE([.B6];&quot;`&quot;;&quot;_&quot;);&quot; &quot;;&quot;_&quot;);&quot;-&quot;;&quot;_&quot;))" office:value-type="string" office:string-value="jyaratodus" calcext:value-type="string">
            <text:p>jyaratodus</text:p>
          </table:table-cell>
          <table:table-cell table:formula="of:=COM.MICROSOFT.CONCAT(&quot;u16 &quot;; [.C6]; &quot;;&quot;)" office:value-type="string" office:string-value="u16 jyaratodus;" calcext:value-type="string">
            <text:p>u16 jyaratodu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bi-Kadachi</text:p>
          </table:table-cell>
          <table:table-cell table:formula="of:=LOWER(SUBSTITUTE(SUBSTITUTE(SUBSTITUTE([.B7];&quot;`&quot;;&quot;_&quot;);&quot; &quot;;&quot;_&quot;);&quot;-&quot;;&quot;_&quot;))" office:value-type="string" office:string-value="tobi_kadachi" calcext:value-type="string">
            <text:p>tobi_kadachi</text:p>
          </table:table-cell>
          <table:table-cell table:formula="of:=COM.MICROSOFT.CONCAT(&quot;u16 &quot;; [.C7]; &quot;;&quot;)" office:value-type="string" office:string-value="u16 tobi_kadachi;" calcext:value-type="string">
            <text:p>u16 tobi_kadachi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th</text:p>
          </table:table-cell>
          <table:table-cell table:formula="of:=LOWER(SUBSTITUTE(SUBSTITUTE(SUBSTITUTE([.B8];&quot;`&quot;;&quot;_&quot;);&quot; &quot;;&quot;_&quot;);&quot;-&quot;;&quot;_&quot;))" office:value-type="string" office:string-value="anjanath" calcext:value-type="string">
            <text:p>anjanath</text:p>
          </table:table-cell>
          <table:table-cell table:formula="of:=COM.MICROSOFT.CONCAT(&quot;u16 &quot;; [.C8]; &quot;;&quot;)" office:value-type="string" office:string-value="u16 anjanath;" calcext:value-type="string">
            <text:p>u16 anjanath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hian</text:p>
          </table:table-cell>
          <table:table-cell table:formula="of:=LOWER(SUBSTITUTE(SUBSTITUTE(SUBSTITUTE([.B9];&quot;`&quot;;&quot;_&quot;);&quot; &quot;;&quot;_&quot;);&quot;-&quot;;&quot;_&quot;))" office:value-type="string" office:string-value="rathian" calcext:value-type="string">
            <text:p>rathian</text:p>
          </table:table-cell>
          <table:table-cell table:formula="of:=COM.MICROSOFT.CONCAT(&quot;u16 &quot;; [.C9]; &quot;;&quot;)" office:value-type="string" office:string-value="u16 rathian;" calcext:value-type="string">
            <text:p>u16 rathi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zitzi-Ya-Ku</text:p>
          </table:table-cell>
          <table:table-cell table:formula="of:=LOWER(SUBSTITUTE(SUBSTITUTE(SUBSTITUTE([.B10];&quot;`&quot;;&quot;_&quot;);&quot; &quot;;&quot;_&quot;);&quot;-&quot;;&quot;_&quot;))" office:value-type="string" office:string-value="tzitzi_ya_ku" calcext:value-type="string">
            <text:p>tzitzi_ya_ku</text:p>
          </table:table-cell>
          <table:table-cell table:formula="of:=COM.MICROSOFT.CONCAT(&quot;u16 &quot;; [.C10]; &quot;;&quot;)" office:value-type="string" office:string-value="u16 tzitzi_ya_ku;" calcext:value-type="string">
            <text:p>u16 tzitzi_ya_k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olumu</text:p>
          </table:table-cell>
          <table:table-cell table:formula="of:=LOWER(SUBSTITUTE(SUBSTITUTE(SUBSTITUTE([.B11];&quot;`&quot;;&quot;_&quot;);&quot; &quot;;&quot;_&quot;);&quot;-&quot;;&quot;_&quot;))" office:value-type="string" office:string-value="paolumu" calcext:value-type="string">
            <text:p>paolumu</text:p>
          </table:table-cell>
          <table:table-cell table:formula="of:=COM.MICROSOFT.CONCAT(&quot;u16 &quot;; [.C11]; &quot;;&quot;)" office:value-type="string" office:string-value="u16 paolumu;" calcext:value-type="string">
            <text:p>u16 paolumu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at Girros</text:p>
          </table:table-cell>
          <table:table-cell table:formula="of:=LOWER(SUBSTITUTE(SUBSTITUTE(SUBSTITUTE([.B12];&quot;`&quot;;&quot;_&quot;);&quot; &quot;;&quot;_&quot;);&quot;-&quot;;&quot;_&quot;))" office:value-type="string" office:string-value="great_girros" calcext:value-type="string">
            <text:p>great_girros</text:p>
          </table:table-cell>
          <table:table-cell table:formula="of:=COM.MICROSOFT.CONCAT(&quot;u16 &quot;; [.C12]; &quot;;&quot;)" office:value-type="string" office:string-value="u16 great_girros;" calcext:value-type="string">
            <text:p>u16 great_girr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obaan</text:p>
          </table:table-cell>
          <table:table-cell table:formula="of:=LOWER(SUBSTITUTE(SUBSTITUTE(SUBSTITUTE([.B13];&quot;`&quot;;&quot;_&quot;);&quot; &quot;;&quot;_&quot;);&quot;-&quot;;&quot;_&quot;))" office:value-type="string" office:string-value="radobaan" calcext:value-type="string">
            <text:p>radobaan</text:p>
          </table:table-cell>
          <table:table-cell table:formula="of:=COM.MICROSOFT.CONCAT(&quot;u16 &quot;; [.C13]; &quot;;&quot;)" office:value-type="string" office:string-value="u16 radobaan;" calcext:value-type="string">
            <text:p>u16 radobaa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iana</text:p>
          </table:table-cell>
          <table:table-cell table:formula="of:=LOWER(SUBSTITUTE(SUBSTITUTE(SUBSTITUTE([.B14];&quot;`&quot;;&quot;_&quot;);&quot; &quot;;&quot;_&quot;);&quot;-&quot;;&quot;_&quot;))" office:value-type="string" office:string-value="legiana" calcext:value-type="string">
            <text:p>legiana</text:p>
          </table:table-cell>
          <table:table-cell table:formula="of:=COM.MICROSOFT.CONCAT(&quot;u16 &quot;; [.C14]; &quot;;&quot;)" office:value-type="string" office:string-value="u16 legiana;" calcext:value-type="string">
            <text:p>u16 legiana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dogaron</text:p>
          </table:table-cell>
          <table:table-cell table:formula="of:=LOWER(SUBSTITUTE(SUBSTITUTE(SUBSTITUTE([.B15];&quot;`&quot;;&quot;_&quot;);&quot; &quot;;&quot;_&quot;);&quot;-&quot;;&quot;_&quot;))" office:value-type="string" office:string-value="odogaron" calcext:value-type="string">
            <text:p>odogaron</text:p>
          </table:table-cell>
          <table:table-cell table:formula="of:=COM.MICROSOFT.CONCAT(&quot;u16 &quot;; [.C15]; &quot;;&quot;)" office:value-type="string" office:string-value="u16 odogaron;" calcext:value-type="string">
            <text:p>u16 odogaro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thalos</text:p>
          </table:table-cell>
          <table:table-cell table:formula="of:=LOWER(SUBSTITUTE(SUBSTITUTE(SUBSTITUTE([.B16];&quot;`&quot;;&quot;_&quot;);&quot; &quot;;&quot;_&quot;);&quot;-&quot;;&quot;_&quot;))" office:value-type="string" office:string-value="rathalos" calcext:value-type="string">
            <text:p>rathalos</text:p>
          </table:table-cell>
          <table:table-cell table:formula="of:=COM.MICROSOFT.CONCAT(&quot;u16 &quot;; [.C16]; &quot;;&quot;)" office:value-type="string" office:string-value="u16 rathalos;" calcext:value-type="string">
            <text:p>u16 ratha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ablos</text:p>
          </table:table-cell>
          <table:table-cell table:formula="of:=LOWER(SUBSTITUTE(SUBSTITUTE(SUBSTITUTE([.B17];&quot;`&quot;;&quot;_&quot;);&quot; &quot;;&quot;_&quot;);&quot;-&quot;;&quot;_&quot;))" office:value-type="string" office:string-value="diablos" calcext:value-type="string">
            <text:p>diablos</text:p>
          </table:table-cell>
          <table:table-cell table:formula="of:=COM.MICROSOFT.CONCAT(&quot;u16 &quot;; [.C17]; &quot;;&quot;)" office:value-type="string" office:string-value="u16 diablos;" calcext:value-type="string">
            <text:p>u16 diablos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irin</text:p>
          </table:table-cell>
          <table:table-cell table:formula="of:=LOWER(SUBSTITUTE(SUBSTITUTE(SUBSTITUTE([.B18];&quot;`&quot;;&quot;_&quot;);&quot; &quot;;&quot;_&quot;);&quot;-&quot;;&quot;_&quot;))" office:value-type="string" office:string-value="kirin" calcext:value-type="string">
            <text:p>kirin</text:p>
          </table:table-cell>
          <table:table-cell table:formula="of:=COM.MICROSOFT.CONCAT(&quot;u16 &quot;; [.C18]; &quot;;&quot;)" office:value-type="string" office:string-value="u16 kirin;" calcext:value-type="string">
            <text:p>u16 kirin;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rah Magdaros</text:p>
          </table:table-cell>
          <table:table-cell table:formula="of:=LOWER(SUBSTITUTE(SUBSTITUTE(SUBSTITUTE([.B19];&quot;`&quot;;&quot;_&quot;);&quot; &quot;;&quot;_&quot;);&quot;-&quot;;&quot;_&quot;))" office:value-type="string" office:string-value="zorah_magdaros" calcext:value-type="string">
            <text:p>zorah_magdaros</text:p>
          </table:table-cell>
          <table:table-cell table:formula="of:=COM.MICROSOFT.CONCAT(&quot;u16 &quot;; [.C19]; &quot;;&quot;)" office:value-type="string" office:string-value="u16 zorah_magdaros;" calcext:value-type="string">
            <text:p>u16 zorah_magdaros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dogama</text:p>
          </table:table-cell>
          <table:table-cell table:formula="of:=LOWER(SUBSTITUTE(SUBSTITUTE(SUBSTITUTE([.B20];&quot;`&quot;;&quot;_&quot;);&quot; &quot;;&quot;_&quot;);&quot;-&quot;;&quot;_&quot;))" office:value-type="string" office:string-value="dodogama" calcext:value-type="string">
            <text:p>dodogama</text:p>
          </table:table-cell>
          <table:table-cell table:formula="of:=COM.MICROSOFT.CONCAT(&quot;u16 &quot;; [.C20]; &quot;;&quot;)" office:value-type="string" office:string-value="u16 dodogama;" calcext:value-type="string">
            <text:p>u16 dodogam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nk Rathian</text:p>
          </table:table-cell>
          <table:table-cell table:formula="of:=LOWER(SUBSTITUTE(SUBSTITUTE(SUBSTITUTE([.B21];&quot;`&quot;;&quot;_&quot;);&quot; &quot;;&quot;_&quot;);&quot;-&quot;;&quot;_&quot;))" office:value-type="string" office:string-value="pink_rathian" calcext:value-type="string">
            <text:p>pink_rathian</text:p>
          </table:table-cell>
          <table:table-cell table:formula="of:=COM.MICROSOFT.CONCAT(&quot;u16 &quot;; [.C21]; &quot;;&quot;)" office:value-type="string" office:string-value="u16 pink_rathian;" calcext:value-type="string">
            <text:p>u16 pink_rathi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zelgeuse</text:p>
          </table:table-cell>
          <table:table-cell table:formula="of:=LOWER(SUBSTITUTE(SUBSTITUTE(SUBSTITUTE([.B22];&quot;`&quot;;&quot;_&quot;);&quot; &quot;;&quot;_&quot;);&quot;-&quot;;&quot;_&quot;))" office:value-type="string" office:string-value="bazelgeuse" calcext:value-type="string">
            <text:p>bazelgeuse</text:p>
          </table:table-cell>
          <table:table-cell table:formula="of:=COM.MICROSOFT.CONCAT(&quot;u16 &quot;; [.C22]; &quot;;&quot;)" office:value-type="string" office:string-value="u16 bazelgeuse;" calcext:value-type="string">
            <text:p>u16 bazelgeus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vasioth</text:p>
          </table:table-cell>
          <table:table-cell table:formula="of:=LOWER(SUBSTITUTE(SUBSTITUTE(SUBSTITUTE([.B23];&quot;`&quot;;&quot;_&quot;);&quot; &quot;;&quot;_&quot;);&quot;-&quot;;&quot;_&quot;))" office:value-type="string" office:string-value="lavasioth" calcext:value-type="string">
            <text:p>lavasioth</text:p>
          </table:table-cell>
          <table:table-cell table:formula="of:=COM.MICROSOFT.CONCAT(&quot;u16 &quot;; [.C23]; &quot;;&quot;)" office:value-type="string" office:string-value="u16 lavasioth;" calcext:value-type="string">
            <text:p>u16 lavasi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  <table:table-cell table:formula="of:=LOWER(SUBSTITUTE(SUBSTITUTE(SUBSTITUTE([.B24];&quot;`&quot;;&quot;_&quot;);&quot; &quot;;&quot;_&quot;);&quot;-&quot;;&quot;_&quot;))" office:value-type="string" office:string-value="uragaan" calcext:value-type="string">
            <text:p>uragaan</text:p>
          </table:table-cell>
          <table:table-cell table:formula="of:=COM.MICROSOFT.CONCAT(&quot;u16 &quot;; [.C24]; &quot;;&quot;)" office:value-type="string" office:string-value="u16 uragaan;" calcext:value-type="string">
            <text:p>u16 uragaan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ure Rathalos</text:p>
          </table:table-cell>
          <table:table-cell table:formula="of:=LOWER(SUBSTITUTE(SUBSTITUTE(SUBSTITUTE([.B25];&quot;`&quot;;&quot;_&quot;);&quot; &quot;;&quot;_&quot;);&quot;-&quot;;&quot;_&quot;))" office:value-type="string" office:string-value="azure_rathalos" calcext:value-type="string">
            <text:p>azure_rathalos</text:p>
          </table:table-cell>
          <table:table-cell table:formula="of:=COM.MICROSOFT.CONCAT(&quot;u16 &quot;; [.C25]; &quot;;&quot;)" office:value-type="string" office:string-value="u16 azure_rathalos;" calcext:value-type="string">
            <text:p>u16 azure_ratha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ack Diablos</text:p>
          </table:table-cell>
          <table:table-cell table:formula="of:=LOWER(SUBSTITUTE(SUBSTITUTE(SUBSTITUTE([.B26];&quot;`&quot;;&quot;_&quot;);&quot; &quot;;&quot;_&quot;);&quot;-&quot;;&quot;_&quot;))" office:value-type="string" office:string-value="black_diablos" calcext:value-type="string">
            <text:p>black_diablos</text:p>
          </table:table-cell>
          <table:table-cell table:formula="of:=COM.MICROSOFT.CONCAT(&quot;u16 &quot;; [.C26]; &quot;;&quot;)" office:value-type="string" office:string-value="u16 black_diablos;" calcext:value-type="string">
            <text:p>u16 black_diablos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  <table:table-cell table:formula="of:=LOWER(SUBSTITUTE(SUBSTITUTE(SUBSTITUTE([.B27];&quot;`&quot;;&quot;_&quot;);&quot; &quot;;&quot;_&quot;);&quot;-&quot;;&quot;_&quot;))" office:value-type="string" office:string-value="nergigante" calcext:value-type="string">
            <text:p>nergigante</text:p>
          </table:table-cell>
          <table:table-cell table:formula="of:=COM.MICROSOFT.CONCAT(&quot;u16 &quot;; [.C27]; &quot;;&quot;)" office:value-type="string" office:string-value="u16 nergigante;" calcext:value-type="string">
            <text:p>u16 nergigante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ostra</text:p>
          </table:table-cell>
          <table:table-cell table:formula="of:=LOWER(SUBSTITUTE(SUBSTITUTE(SUBSTITUTE([.B28];&quot;`&quot;;&quot;_&quot;);&quot; &quot;;&quot;_&quot;);&quot;-&quot;;&quot;_&quot;))" office:value-type="string" office:string-value="teostra" calcext:value-type="string">
            <text:p>teostra</text:p>
          </table:table-cell>
          <table:table-cell table:formula="of:=COM.MICROSOFT.CONCAT(&quot;u16 &quot;; [.C28]; &quot;;&quot;)" office:value-type="string" office:string-value="u16 teostra;" calcext:value-type="string">
            <text:p>u16 teo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shala Daora</text:p>
          </table:table-cell>
          <table:table-cell table:formula="of:=LOWER(SUBSTITUTE(SUBSTITUTE(SUBSTITUTE([.B29];&quot;`&quot;;&quot;_&quot;);&quot; &quot;;&quot;_&quot;);&quot;-&quot;;&quot;_&quot;))" office:value-type="string" office:string-value="kushala_daora" calcext:value-type="string">
            <text:p>kushala_daora</text:p>
          </table:table-cell>
          <table:table-cell table:formula="of:=COM.MICROSOFT.CONCAT(&quot;u16 &quot;; [.C29]; &quot;;&quot;)" office:value-type="string" office:string-value="u16 kushala_daora;" calcext:value-type="string">
            <text:p>u16 kushala_dao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al Hazak</text:p>
          </table:table-cell>
          <table:table-cell table:formula="of:=LOWER(SUBSTITUTE(SUBSTITUTE(SUBSTITUTE([.B30];&quot;`&quot;;&quot;_&quot;);&quot; &quot;;&quot;_&quot;);&quot;-&quot;;&quot;_&quot;))" office:value-type="string" office:string-value="vaal_hazak" calcext:value-type="string">
            <text:p>vaal_hazak</text:p>
          </table:table-cell>
          <table:table-cell table:formula="of:=COM.MICROSOFT.CONCAT(&quot;u16 &quot;; [.C30]; &quot;;&quot;)" office:value-type="string" office:string-value="u16 vaal_hazak;" calcext:value-type="string">
            <text:p>u16 vaal_hazak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eno`jiiva</text:p>
          </table:table-cell>
          <table:table-cell table:formula="of:=LOWER(SUBSTITUTE(SUBSTITUTE(SUBSTITUTE([.B31];&quot;`&quot;;&quot;_&quot;);&quot; &quot;;&quot;_&quot;);&quot;-&quot;;&quot;_&quot;))" office:value-type="string" office:string-value="xeno_jiiva" calcext:value-type="string">
            <text:p>xeno_jiiva</text:p>
          </table:table-cell>
          <table:table-cell table:formula="of:=COM.MICROSOFT.CONCAT(&quot;u16 &quot;; [.C31]; &quot;;&quot;)" office:value-type="string" office:string-value="u16 xeno_jiiva;" calcext:value-type="string">
            <text:p>u16 xeno_jiiva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ljho</text:p>
          </table:table-cell>
          <table:table-cell table:formula="of:=LOWER(SUBSTITUTE(SUBSTITUTE(SUBSTITUTE([.B32];&quot;`&quot;;&quot;_&quot;);&quot; &quot;;&quot;_&quot;);&quot;-&quot;;&quot;_&quot;))" office:value-type="string" office:string-value="deviljho" calcext:value-type="string">
            <text:p>deviljho</text:p>
          </table:table-cell>
          <table:table-cell table:formula="of:=COM.MICROSOFT.CONCAT(&quot;u16 &quot;; [.C32]; &quot;;&quot;)" office:value-type="string" office:string-value="u16 deviljho;" calcext:value-type="string">
            <text:p>u16 deviljho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ulve Taroth</text:p>
          </table:table-cell>
          <table:table-cell table:formula="of:=LOWER(SUBSTITUTE(SUBSTITUTE(SUBSTITUTE([.B33];&quot;`&quot;;&quot;_&quot;);&quot; &quot;;&quot;_&quot;);&quot;-&quot;;&quot;_&quot;))" office:value-type="string" office:string-value="kulve_taroth" calcext:value-type="string">
            <text:p>kulve_taroth</text:p>
          </table:table-cell>
          <table:table-cell table:formula="of:=COM.MICROSOFT.CONCAT(&quot;u16 &quot;; [.C33]; &quot;;&quot;)" office:value-type="string" office:string-value="u16 kulve_taroth;" calcext:value-type="string">
            <text:p>u16 kulve_taroth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unastra</text:p>
          </table:table-cell>
          <table:table-cell table:formula="of:=LOWER(SUBSTITUTE(SUBSTITUTE(SUBSTITUTE([.B34];&quot;`&quot;;&quot;_&quot;);&quot; &quot;;&quot;_&quot;);&quot;-&quot;;&quot;_&quot;))" office:value-type="string" office:string-value="lunastra" calcext:value-type="string">
            <text:p>lunastra</text:p>
          </table:table-cell>
          <table:table-cell table:formula="of:=COM.MICROSOFT.CONCAT(&quot;u16 &quot;; [.C34]; &quot;;&quot;)" office:value-type="string" office:string-value="u16 lunastra;" calcext:value-type="string">
            <text:p>u16 lunastra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hemoth</text:p>
          </table:table-cell>
          <table:table-cell table:formula="of:=LOWER(SUBSTITUTE(SUBSTITUTE(SUBSTITUTE([.B35];&quot;`&quot;;&quot;_&quot;);&quot; &quot;;&quot;_&quot;);&quot;-&quot;;&quot;_&quot;))" office:value-type="string" office:string-value="behemoth" calcext:value-type="string">
            <text:p>behemoth</text:p>
          </table:table-cell>
          <table:table-cell table:formula="of:=COM.MICROSOFT.CONCAT(&quot;u16 &quot;; [.C35]; &quot;;&quot;)" office:value-type="string" office:string-value="u16 behemoth;" calcext:value-type="string">
            <text:p>u16 behemoth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hen</text:p>
          </table:table-cell>
          <table:table-cell table:formula="of:=LOWER(SUBSTITUTE(SUBSTITUTE(SUBSTITUTE([.B36];&quot;`&quot;;&quot;_&quot;);&quot; &quot;;&quot;_&quot;);&quot;-&quot;;&quot;_&quot;))" office:value-type="string" office:string-value="leshen" calcext:value-type="string">
            <text:p>leshen</text:p>
          </table:table-cell>
          <table:table-cell table:formula="of:=COM.MICROSOFT.CONCAT(&quot;u16 &quot;; [.C36]; &quot;;&quot;)" office:value-type="string" office:string-value="u16 leshen;" calcext:value-type="string">
            <text:p>u16 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cient Leshen</text:p>
          </table:table-cell>
          <table:table-cell table:formula="of:=LOWER(SUBSTITUTE(SUBSTITUTE(SUBSTITUTE([.B37];&quot;`&quot;;&quot;_&quot;);&quot; &quot;;&quot;_&quot;);&quot;-&quot;;&quot;_&quot;))" office:value-type="string" office:string-value="ancient_leshen" calcext:value-type="string">
            <text:p>ancient_leshen</text:p>
          </table:table-cell>
          <table:table-cell table:formula="of:=COM.MICROSOFT.CONCAT(&quot;u16 &quot;; [.C37]; &quot;;&quot;)" office:value-type="string" office:string-value="u16 ancient_leshen;" calcext:value-type="string">
            <text:p>u16 ancient_leshe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otodus</text:p>
          </table:table-cell>
          <table:table-cell table:formula="of:=LOWER(SUBSTITUTE(SUBSTITUTE(SUBSTITUTE([.B38];&quot;`&quot;;&quot;_&quot;);&quot; &quot;;&quot;_&quot;);&quot;-&quot;;&quot;_&quot;))" office:value-type="string" office:string-value="beotodus" calcext:value-type="string">
            <text:p>beotodus</text:p>
          </table:table-cell>
          <table:table-cell table:formula="of:=COM.MICROSOFT.CONCAT(&quot;u16 &quot;; [.C38]; &quot;;&quot;)" office:value-type="string" office:string-value="u16 beotodus;" calcext:value-type="string">
            <text:p>u16 beotod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nbaro</text:p>
          </table:table-cell>
          <table:table-cell table:formula="of:=LOWER(SUBSTITUTE(SUBSTITUTE(SUBSTITUTE([.B39];&quot;`&quot;;&quot;_&quot;);&quot; &quot;;&quot;_&quot;);&quot;-&quot;;&quot;_&quot;))" office:value-type="string" office:string-value="banbaro" calcext:value-type="string">
            <text:p>banbaro</text:p>
          </table:table-cell>
          <table:table-cell table:formula="of:=COM.MICROSOFT.CONCAT(&quot;u16 &quot;; [.C39]; &quot;;&quot;)" office:value-type="string" office:string-value="u16 banbaro;" calcext:value-type="string">
            <text:p>u16 banbar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per Tobi-Kadachi</text:p>
          </table:table-cell>
          <table:table-cell table:formula="of:=LOWER(SUBSTITUTE(SUBSTITUTE(SUBSTITUTE([.B40];&quot;`&quot;;&quot;_&quot;);&quot; &quot;;&quot;_&quot;);&quot;-&quot;;&quot;_&quot;))" office:value-type="string" office:string-value="viper_tobi_kadachi" calcext:value-type="string">
            <text:p>viper_tobi_kadachi</text:p>
          </table:table-cell>
          <table:table-cell table:formula="of:=COM.MICROSOFT.CONCAT(&quot;u16 &quot;; [.C40]; &quot;;&quot;)" office:value-type="string" office:string-value="u16 viper_tobi_kadachi;" calcext:value-type="string">
            <text:p>u16 viper_tobi_kadach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ghtshade Paolumu</text:p>
          </table:table-cell>
          <table:table-cell table:formula="of:=LOWER(SUBSTITUTE(SUBSTITUTE(SUBSTITUTE([.B41];&quot;`&quot;;&quot;_&quot;);&quot; &quot;;&quot;_&quot;);&quot;-&quot;;&quot;_&quot;))" office:value-type="string" office:string-value="nightshade_paolumu" calcext:value-type="string">
            <text:p>nightshade_paolumu</text:p>
          </table:table-cell>
          <table:table-cell table:formula="of:=COM.MICROSOFT.CONCAT(&quot;u16 &quot;; [.C41]; &quot;;&quot;)" office:value-type="string" office:string-value="u16 nightshade_paolumu;" calcext:value-type="string">
            <text:p>u16 nightshade_paolumu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ral Pukei-Pukei</text:p>
          </table:table-cell>
          <table:table-cell table:formula="of:=LOWER(SUBSTITUTE(SUBSTITUTE(SUBSTITUTE([.B42];&quot;`&quot;;&quot;_&quot;);&quot; &quot;;&quot;_&quot;);&quot;-&quot;;&quot;_&quot;))" office:value-type="string" office:string-value="coral_pukei_pukei" calcext:value-type="string">
            <text:p>coral_pukei_pukei</text:p>
          </table:table-cell>
          <table:table-cell table:formula="of:=COM.MICROSOFT.CONCAT(&quot;u16 &quot;; [.C42]; &quot;;&quot;)" office:value-type="string" office:string-value="u16 coral_pukei_pukei;" calcext:value-type="string">
            <text:p>u16 coral_pukei_pukei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ioth</text:p>
          </table:table-cell>
          <table:table-cell table:formula="of:=LOWER(SUBSTITUTE(SUBSTITUTE(SUBSTITUTE([.B43];&quot;`&quot;;&quot;_&quot;);&quot; &quot;;&quot;_&quot;);&quot;-&quot;;&quot;_&quot;))" office:value-type="string" office:string-value="barioth" calcext:value-type="string">
            <text:p>barioth</text:p>
          </table:table-cell>
          <table:table-cell table:formula="of:=COM.MICROSOFT.CONCAT(&quot;u16 &quot;; [.C43]; &quot;;&quot;)" office:value-type="string" office:string-value="u16 barioth;" calcext:value-type="string">
            <text:p>u16 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argacuga</text:p>
          </table:table-cell>
          <table:table-cell table:formula="of:=LOWER(SUBSTITUTE(SUBSTITUTE(SUBSTITUTE([.B44];&quot;`&quot;;&quot;_&quot;);&quot; &quot;;&quot;_&quot;);&quot;-&quot;;&quot;_&quot;))" office:value-type="string" office:string-value="nargacuga" calcext:value-type="string">
            <text:p>nargacuga</text:p>
          </table:table-cell>
          <table:table-cell table:formula="of:=COM.MICROSOFT.CONCAT(&quot;u16 &quot;; [.C44]; &quot;;&quot;)" office:value-type="string" office:string-value="u16 nargacuga;" calcext:value-type="string">
            <text:p>u16 nargac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avenus</text:p>
          </table:table-cell>
          <table:table-cell table:formula="of:=LOWER(SUBSTITUTE(SUBSTITUTE(SUBSTITUTE([.B45];&quot;`&quot;;&quot;_&quot;);&quot; &quot;;&quot;_&quot;);&quot;-&quot;;&quot;_&quot;))" office:value-type="string" office:string-value="glavenus" calcext:value-type="string">
            <text:p>glavenus</text:p>
          </table:table-cell>
          <table:table-cell table:formula="of:=COM.MICROSOFT.CONCAT(&quot;u16 &quot;; [.C45]; &quot;;&quot;)" office:value-type="string" office:string-value="u16 glavenus;" calcext:value-type="string">
            <text:p>u16 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grex</text:p>
          </table:table-cell>
          <table:table-cell table:formula="of:=LOWER(SUBSTITUTE(SUBSTITUTE(SUBSTITUTE([.B46];&quot;`&quot;;&quot;_&quot;);&quot; &quot;;&quot;_&quot;);&quot;-&quot;;&quot;_&quot;))" office:value-type="string" office:string-value="tigrex" calcext:value-type="string">
            <text:p>tigrex</text:p>
          </table:table-cell>
          <table:table-cell table:formula="of:=COM.MICROSOFT.CONCAT(&quot;u16 &quot;; [.C46]; &quot;;&quot;)" office:value-type="string" office:string-value="u16 tigrex;" calcext:value-type="string">
            <text:p>u16 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rachydios</text:p>
          </table:table-cell>
          <table:table-cell table:formula="of:=LOWER(SUBSTITUTE(SUBSTITUTE(SUBSTITUTE([.B47];&quot;`&quot;;&quot;_&quot;);&quot; &quot;;&quot;_&quot;);&quot;-&quot;;&quot;_&quot;))" office:value-type="string" office:string-value="brachydios" calcext:value-type="string">
            <text:p>brachydios</text:p>
          </table:table-cell>
          <table:table-cell table:formula="of:=COM.MICROSOFT.CONCAT(&quot;u16 &quot;; [.C47]; &quot;;&quot;)" office:value-type="string" office:string-value="u16 brachydios;" calcext:value-type="string">
            <text:p>u16 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cidic Glavenus</text:p>
          </table:table-cell>
          <table:table-cell table:formula="of:=LOWER(SUBSTITUTE(SUBSTITUTE(SUBSTITUTE([.B48];&quot;`&quot;;&quot;_&quot;);&quot; &quot;;&quot;_&quot;);&quot;-&quot;;&quot;_&quot;))" office:value-type="string" office:string-value="acidic_glavenus" calcext:value-type="string">
            <text:p>acidic_glavenus</text:p>
          </table:table-cell>
          <table:table-cell table:formula="of:=COM.MICROSOFT.CONCAT(&quot;u16 &quot;; [.C48]; &quot;;&quot;)" office:value-type="string" office:string-value="u16 acidic_glavenus;" calcext:value-type="string">
            <text:p>u16 acidic_glavenu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hrieking Legiana</text:p>
          </table:table-cell>
          <table:table-cell table:formula="of:=LOWER(SUBSTITUTE(SUBSTITUTE(SUBSTITUTE([.B49];&quot;`&quot;;&quot;_&quot;);&quot; &quot;;&quot;_&quot;);&quot;-&quot;;&quot;_&quot;))" office:value-type="string" office:string-value="shrieking_legiana" calcext:value-type="string">
            <text:p>shrieking_legiana</text:p>
          </table:table-cell>
          <table:table-cell table:formula="of:=COM.MICROSOFT.CONCAT(&quot;u16 &quot;; [.C49]; &quot;;&quot;)" office:value-type="string" office:string-value="u16 shrieking_legiana;" calcext:value-type="string">
            <text:p>u16 shrieking_legi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ulgur Anjanath</text:p>
          </table:table-cell>
          <table:table-cell table:formula="of:=LOWER(SUBSTITUTE(SUBSTITUTE(SUBSTITUTE([.B50];&quot;`&quot;;&quot;_&quot;);&quot; &quot;;&quot;_&quot;);&quot;-&quot;;&quot;_&quot;))" office:value-type="string" office:string-value="fulgur_anjanath" calcext:value-type="string">
            <text:p>fulgur_anjanath</text:p>
          </table:table-cell>
          <table:table-cell table:formula="of:=COM.MICROSOFT.CONCAT(&quot;u16 &quot;; [.C50]; &quot;;&quot;)" office:value-type="string" office:string-value="u16 fulgur_anjanath;" calcext:value-type="string">
            <text:p>u16 fulgur_anjana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bony Odogaron</text:p>
          </table:table-cell>
          <table:table-cell table:formula="of:=LOWER(SUBSTITUTE(SUBSTITUTE(SUBSTITUTE([.B51];&quot;`&quot;;&quot;_&quot;);&quot; &quot;;&quot;_&quot;);&quot;-&quot;;&quot;_&quot;))" office:value-type="string" office:string-value="ebony_odogaron" calcext:value-type="string">
            <text:p>ebony_odogaron</text:p>
          </table:table-cell>
          <table:table-cell table:formula="of:=COM.MICROSOFT.CONCAT(&quot;u16 &quot;; [.C51]; &quot;;&quot;)" office:value-type="string" office:string-value="u16 ebony_odogaron;" calcext:value-type="string">
            <text:p>u16 ebony_odogar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elkhana</text:p>
          </table:table-cell>
          <table:table-cell table:formula="of:=LOWER(SUBSTITUTE(SUBSTITUTE(SUBSTITUTE([.B52];&quot;`&quot;;&quot;_&quot;);&quot; &quot;;&quot;_&quot;);&quot;-&quot;;&quot;_&quot;))" office:value-type="string" office:string-value="velkhana" calcext:value-type="string">
            <text:p>velkhana</text:p>
          </table:table-cell>
          <table:table-cell table:formula="of:=COM.MICROSOFT.CONCAT(&quot;u16 &quot;; [.C52]; &quot;;&quot;)" office:value-type="string" office:string-value="u16 velkhana;" calcext:value-type="string">
            <text:p>u16 velkhan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ething Bazelgeuse</text:p>
          </table:table-cell>
          <table:table-cell table:formula="of:=LOWER(SUBSTITUTE(SUBSTITUTE(SUBSTITUTE([.B53];&quot;`&quot;;&quot;_&quot;);&quot; &quot;;&quot;_&quot;);&quot;-&quot;;&quot;_&quot;))" office:value-type="string" office:string-value="seething_bazelgeuse" calcext:value-type="string">
            <text:p>seething_bazelgeuse</text:p>
          </table:table-cell>
          <table:table-cell table:formula="of:=COM.MICROSOFT.CONCAT(&quot;u16 &quot;; [.C53]; &quot;;&quot;)" office:value-type="string" office:string-value="u16 seething_bazelgeuse;" calcext:value-type="string">
            <text:p>u16 seething_bazelgeus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ackveil Vaal Hazak</text:p>
          </table:table-cell>
          <table:table-cell table:formula="of:=LOWER(SUBSTITUTE(SUBSTITUTE(SUBSTITUTE([.B54];&quot;`&quot;;&quot;_&quot;);&quot; &quot;;&quot;_&quot;);&quot;-&quot;;&quot;_&quot;))" office:value-type="string" office:string-value="blackveil_vaal_hazak" calcext:value-type="string">
            <text:p>blackveil_vaal_hazak</text:p>
          </table:table-cell>
          <table:table-cell table:formula="of:=COM.MICROSOFT.CONCAT(&quot;u16 &quot;; [.C54]; &quot;;&quot;)" office:value-type="string" office:string-value="u16 blackveil_vaal_hazak;" calcext:value-type="string">
            <text:p>u16 blackveil_vaal_hazak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amielle</text:p>
          </table:table-cell>
          <table:table-cell table:formula="of:=LOWER(SUBSTITUTE(SUBSTITUTE(SUBSTITUTE([.B55];&quot;`&quot;;&quot;_&quot;);&quot; &quot;;&quot;_&quot;);&quot;-&quot;;&quot;_&quot;))" office:value-type="string" office:string-value="namielle" calcext:value-type="string">
            <text:p>namielle</text:p>
          </table:table-cell>
          <table:table-cell table:formula="of:=COM.MICROSOFT.CONCAT(&quot;u16 &quot;; [.C55]; &quot;;&quot;)" office:value-type="string" office:string-value="u16 namielle;" calcext:value-type="string">
            <text:p>u16 namiell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age Deviljho</text:p>
          </table:table-cell>
          <table:table-cell table:formula="of:=LOWER(SUBSTITUTE(SUBSTITUTE(SUBSTITUTE([.B56];&quot;`&quot;;&quot;_&quot;);&quot; &quot;;&quot;_&quot;);&quot;-&quot;;&quot;_&quot;))" office:value-type="string" office:string-value="savage_deviljho" calcext:value-type="string">
            <text:p>savage_deviljho</text:p>
          </table:table-cell>
          <table:table-cell table:formula="of:=COM.MICROSOFT.CONCAT(&quot;u16 &quot;; [.C56]; &quot;;&quot;)" office:value-type="string" office:string-value="u16 savage_deviljho;" calcext:value-type="string">
            <text:p>u16 savage_deviljho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uiner Nergigante</text:p>
          </table:table-cell>
          <table:table-cell table:formula="of:=LOWER(SUBSTITUTE(SUBSTITUTE(SUBSTITUTE([.B57];&quot;`&quot;;&quot;_&quot;);&quot; &quot;;&quot;_&quot;);&quot;-&quot;;&quot;_&quot;))" office:value-type="string" office:string-value="ruiner_nergigante" calcext:value-type="string">
            <text:p>ruiner_nergigante</text:p>
          </table:table-cell>
          <table:table-cell table:formula="of:=COM.MICROSOFT.CONCAT(&quot;u16 &quot;; [.C57]; &quot;;&quot;)" office:value-type="string" office:string-value="u16 ruiner_nergigante;" calcext:value-type="string">
            <text:p>u16 ruiner_nergigant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hara Ishvalda</text:p>
          </table:table-cell>
          <table:table-cell table:formula="of:=LOWER(SUBSTITUTE(SUBSTITUTE(SUBSTITUTE([.B58];&quot;`&quot;;&quot;_&quot;);&quot; &quot;;&quot;_&quot;);&quot;-&quot;;&quot;_&quot;))" office:value-type="string" office:string-value="shara_ishvalda" calcext:value-type="string">
            <text:p>shara_ishvalda</text:p>
          </table:table-cell>
          <table:table-cell table:formula="of:=COM.MICROSOFT.CONCAT(&quot;u16 &quot;; [.C58]; &quot;;&quot;)" office:value-type="string" office:string-value="u16 shara_ishvalda;" calcext:value-type="string">
            <text:p>u16 shara_ishval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inogre</text:p>
          </table:table-cell>
          <table:table-cell table:formula="of:=LOWER(SUBSTITUTE(SUBSTITUTE(SUBSTITUTE([.B59];&quot;`&quot;;&quot;_&quot;);&quot; &quot;;&quot;_&quot;);&quot;-&quot;;&quot;_&quot;))" office:value-type="string" office:string-value="zinogre" calcext:value-type="string">
            <text:p>zinogre</text:p>
          </table:table-cell>
          <table:table-cell table:formula="of:=COM.MICROSOFT.CONCAT(&quot;u16 &quot;; [.C59]; &quot;;&quot;)" office:value-type="string" office:string-value="u16 zinogre;" calcext:value-type="string">
            <text:p>u16 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ian Garuga</text:p>
          </table:table-cell>
          <table:table-cell table:formula="of:=LOWER(SUBSTITUTE(SUBSTITUTE(SUBSTITUTE([.B60];&quot;`&quot;;&quot;_&quot;);&quot; &quot;;&quot;_&quot;);&quot;-&quot;;&quot;_&quot;))" office:value-type="string" office:string-value="yian_garuga" calcext:value-type="string">
            <text:p>yian_garuga</text:p>
          </table:table-cell>
          <table:table-cell table:formula="of:=COM.MICROSOFT.CONCAT(&quot;u16 &quot;; [.C60]; &quot;;&quot;)" office:value-type="string" office:string-value="u16 yian_garuga;" calcext:value-type="string">
            <text:p>u16 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carred Yian Garuga</text:p>
          </table:table-cell>
          <table:table-cell table:formula="of:=LOWER(SUBSTITUTE(SUBSTITUTE(SUBSTITUTE([.B61];&quot;`&quot;;&quot;_&quot;);&quot; &quot;;&quot;_&quot;);&quot;-&quot;;&quot;_&quot;))" office:value-type="string" office:string-value="scarred_yian_garuga" calcext:value-type="string">
            <text:p>scarred_yian_garuga</text:p>
          </table:table-cell>
          <table:table-cell table:formula="of:=COM.MICROSOFT.CONCAT(&quot;u16 &quot;; [.C61]; &quot;;&quot;)" office:value-type="string" office:string-value="u16 scarred_yian_garuga;" calcext:value-type="string">
            <text:p>u16 scarred_yian_garug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te Tigrex</text:p>
          </table:table-cell>
          <table:table-cell table:formula="of:=LOWER(SUBSTITUTE(SUBSTITUTE(SUBSTITUTE([.B62];&quot;`&quot;;&quot;_&quot;);&quot; &quot;;&quot;_&quot;);&quot;-&quot;;&quot;_&quot;))" office:value-type="string" office:string-value="brute_tigrex" calcext:value-type="string">
            <text:p>brute_tigrex</text:p>
          </table:table-cell>
          <table:table-cell table:formula="of:=COM.MICROSOFT.CONCAT(&quot;u16 &quot;; [.C62]; &quot;;&quot;)" office:value-type="string" office:string-value="u16 brute_tigrex;" calcext:value-type="string">
            <text:p>u16 brute_tigrex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ld Rathian</text:p>
          </table:table-cell>
          <table:table-cell table:formula="of:=LOWER(SUBSTITUTE(SUBSTITUTE(SUBSTITUTE([.B63];&quot;`&quot;;&quot;_&quot;);&quot; &quot;;&quot;_&quot;);&quot;-&quot;;&quot;_&quot;))" office:value-type="string" office:string-value="gold_rathian" calcext:value-type="string">
            <text:p>gold_rathian</text:p>
          </table:table-cell>
          <table:table-cell table:formula="of:=COM.MICROSOFT.CONCAT(&quot;u16 &quot;; [.C63]; &quot;;&quot;)" office:value-type="string" office:string-value="u16 gold_rathian;" calcext:value-type="string">
            <text:p>u16 gold_rathia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lver Rathalos</text:p>
          </table:table-cell>
          <table:table-cell table:formula="of:=LOWER(SUBSTITUTE(SUBSTITUTE(SUBSTITUTE([.B64];&quot;`&quot;;&quot;_&quot;);&quot; &quot;;&quot;_&quot;);&quot;-&quot;;&quot;_&quot;))" office:value-type="string" office:string-value="silver_rathalos" calcext:value-type="string">
            <text:p>silver_rathalos</text:p>
          </table:table-cell>
          <table:table-cell table:formula="of:=COM.MICROSOFT.CONCAT(&quot;u16 &quot;; [.C64]; &quot;;&quot;)" office:value-type="string" office:string-value="u16 silver_rathalos;" calcext:value-type="string">
            <text:p>u16 silver_rathal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jang</text:p>
          </table:table-cell>
          <table:table-cell table:formula="of:=LOWER(SUBSTITUTE(SUBSTITUTE(SUBSTITUTE([.B65];&quot;`&quot;;&quot;_&quot;);&quot; &quot;;&quot;_&quot;);&quot;-&quot;;&quot;_&quot;))" office:value-type="string" office:string-value="rajang" calcext:value-type="string">
            <text:p>rajang</text:p>
          </table:table-cell>
          <table:table-cell table:formula="of:=COM.MICROSOFT.CONCAT(&quot;u16 &quot;; [.C65]; &quot;;&quot;)" office:value-type="string" office:string-value="u16 rajang;" calcext:value-type="string">
            <text:p>u16 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ygian Zinogre</text:p>
          </table:table-cell>
          <table:table-cell table:formula="of:=LOWER(SUBSTITUTE(SUBSTITUTE(SUBSTITUTE([.B66];&quot;`&quot;;&quot;_&quot;);&quot; &quot;;&quot;_&quot;);&quot;-&quot;;&quot;_&quot;))" office:value-type="string" office:string-value="stygian_zinogre" calcext:value-type="string">
            <text:p>stygian_zinogre</text:p>
          </table:table-cell>
          <table:table-cell table:formula="of:=COM.MICROSOFT.CONCAT(&quot;u16 &quot;; [.C66]; &quot;;&quot;)" office:value-type="string" office:string-value="u16 stygian_zinogre;" calcext:value-type="string">
            <text:p>u16 stygian_zinogr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fi`Jiiva</text:p>
          </table:table-cell>
          <table:table-cell table:formula="of:=LOWER(SUBSTITUTE(SUBSTITUTE(SUBSTITUTE([.B67];&quot;`&quot;;&quot;_&quot;);&quot; &quot;;&quot;_&quot;);&quot;-&quot;;&quot;_&quot;))" office:value-type="string" office:string-value="safi_jiiva" calcext:value-type="string">
            <text:p>safi_jiiva</text:p>
          </table:table-cell>
          <table:table-cell table:formula="of:=COM.MICROSOFT.CONCAT(&quot;u16 &quot;; [.C67]; &quot;;&quot;)" office:value-type="string" office:string-value="u16 safi_jiiva;" calcext:value-type="string">
            <text:p>u16 safi_jiiv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urious Rajang</text:p>
          </table:table-cell>
          <table:table-cell table:formula="of:=LOWER(SUBSTITUTE(SUBSTITUTE(SUBSTITUTE([.B68];&quot;`&quot;;&quot;_&quot;);&quot; &quot;;&quot;_&quot;);&quot;-&quot;;&quot;_&quot;))" office:value-type="string" office:string-value="furious_rajang" calcext:value-type="string">
            <text:p>furious_rajang</text:p>
          </table:table-cell>
          <table:table-cell table:formula="of:=COM.MICROSOFT.CONCAT(&quot;u16 &quot;; [.C68]; &quot;;&quot;)" office:value-type="string" office:string-value="u16 furious_rajang;" calcext:value-type="string">
            <text:p>u16 furious_rajang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ging Brachydios</text:p>
          </table:table-cell>
          <table:table-cell table:formula="of:=LOWER(SUBSTITUTE(SUBSTITUTE(SUBSTITUTE([.B69];&quot;`&quot;;&quot;_&quot;);&quot; &quot;;&quot;_&quot;);&quot;-&quot;;&quot;_&quot;))" office:value-type="string" office:string-value="raging_brachydios" calcext:value-type="string">
            <text:p>raging_brachydios</text:p>
          </table:table-cell>
          <table:table-cell table:formula="of:=COM.MICROSOFT.CONCAT(&quot;u16 &quot;; [.C69]; &quot;;&quot;)" office:value-type="string" office:string-value="u16 raging_brachydios;" calcext:value-type="string">
            <text:p>u16 raging_brachydio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ostfang Barioth</text:p>
          </table:table-cell>
          <table:table-cell table:formula="of:=LOWER(SUBSTITUTE(SUBSTITUTE(SUBSTITUTE([.B70];&quot;`&quot;;&quot;_&quot;);&quot; &quot;;&quot;_&quot;);&quot;-&quot;;&quot;_&quot;))" office:value-type="string" office:string-value="frostfang_barioth" calcext:value-type="string">
            <text:p>frostfang_barioth</text:p>
          </table:table-cell>
          <table:table-cell table:formula="of:=COM.MICROSOFT.CONCAT(&quot;u16 &quot;; [.C70]; &quot;;&quot;)" office:value-type="string" office:string-value="u16 frostfang_barioth;" calcext:value-type="string">
            <text:p>u16 frostfang_barioth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atreon</text:p>
          </table:table-cell>
          <table:table-cell table:formula="of:=LOWER(SUBSTITUTE(SUBSTITUTE(SUBSTITUTE([.B71];&quot;`&quot;;&quot;_&quot;);&quot; &quot;;&quot;_&quot;);&quot;-&quot;;&quot;_&quot;))" office:value-type="string" office:string-value="alatreon" calcext:value-type="string">
            <text:p>alatreon</text:p>
          </table:table-cell>
          <table:table-cell table:formula="of:=COM.MICROSOFT.CONCAT(&quot;u16 &quot;; [.C71]; &quot;;&quot;)" office:value-type="string" office:string-value="u16 alatreon;" calcext:value-type="string">
            <text:p>u16 alatreon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atalis</text:p>
          </table:table-cell>
          <table:table-cell table:formula="of:=LOWER(SUBSTITUTE(SUBSTITUTE(SUBSTITUTE([.B72];&quot;`&quot;;&quot;_&quot;);&quot; &quot;;&quot;_&quot;);&quot;-&quot;;&quot;_&quot;))" office:value-type="string" office:string-value="fatalis" calcext:value-type="string">
            <text:p>fatalis</text:p>
          </table:table-cell>
          <table:table-cell table:formula="of:=COM.MICROSOFT.CONCAT(&quot;u16 &quot;; [.C72]; &quot;;&quot;)" office:value-type="string" office:string-value="u16 fatalis;" calcext:value-type="string">
            <text:p>u16 fatali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Guild Card Monsters'.B2:'Guild Card Monsters'.B72">
            <calcext:condition calcext:apply-style-name="Good" calcext:value="!=0" calcext:base-cell-address="'Guild Card Monsters'.B2"/>
          </calcext:conditional-format>
          <calcext:conditional-format calcext:target-range-address="'Guild Card Monsters'.B2:'Guild Card Monsters'.B72">
            <calcext:condition calcext:apply-style-name="Bad" calcext:value="=0" calcext:base-cell-address="'Guild Card Monsters'.B2"/>
          </calcext:conditional-format>
        </calcext:conditional-formats>
      </table:table>
      <table:table table:name="Monster Stat" table:style-name="ta1"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on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jan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thal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tono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orah Magdar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at Jagr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thi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Rathi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zure Rathalo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abl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ck Diablo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ir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hemo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ushala Dao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nast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ost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vasiot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ljh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rrot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raga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sh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ukei-Puke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rgigant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eno’Jiiv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ulu-Ya-K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zitzi-Ya-K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yaratodu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bi-Kadac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olum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ia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at Girr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dogaro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doba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al Haza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doga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zelgeu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cient Lesh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grex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argacu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riot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vage Deviljh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rachydio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lavenu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cidic Glavenu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ulgur Anjana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ral Pukei-Puke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uiner Nergigant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per Tobi-Kadach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ightshade Paolum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hrieking Legia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bony Odogar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ackveil Vaal Haza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ething Bazelgeu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otodu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nbar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lkha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miel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a Ishvald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atreo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ld Rathi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ilver Rathalo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Yian Garug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ja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urious Raja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rute Tigrex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inogr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ygian Zinogr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ging Brachydi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fi’jiiv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carred Yian Garug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ostfang Barioth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atalis</text:p>
          </table:table-cell>
        </table:table-row>
      </table:table>
      <table:table table:name="Scratch Pad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ize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nlock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6A4h</text:p>
          </table:table-cell>
          <table:table-cell office:value-type="string" calcext:value-type="string">
            <text:p>12h</text:p>
          </table:table-cell>
          <table:table-cell office:value-type="float" office:value="7423652" calcext:value-type="float">
            <text:p>74236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alth Booster</text:p>
          </table:table-cell>
          <table:table-cell table:formula="of:=[.D3]-[.D2]" office:value-type="float" office:value="16" calcext:value-type="float">
            <text:p>16</text:p>
          </table:table-cell>
          <table:table-cell office:value-type="string" calcext:value-type="string">
            <text:p>u32 zeni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6B4h</text:p>
          </table:table-cell>
          <table:table-cell office:value-type="string" calcext:value-type="string">
            <text:p>1h</text:p>
          </table:table-cell>
          <table:table-cell office:value-type="float" office:value="7423668" calcext:value-type="float">
            <text:p>7423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4]-[.D3]" office:value-type="float" office:value="623" calcext:value-type="float">
            <text:p>623</text:p>
          </table:table-cell>
          <table:table-cell office:value-type="string" calcext:value-type="string">
            <text:p>u32 playtim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923h</text:p>
          </table:table-cell>
          <table:table-cell office:value-type="string" calcext:value-type="string">
            <text:p>5h</text:p>
          </table:table-cell>
          <table:table-cell office:value-type="float" office:value="7424291" calcext:value-type="float">
            <text:p>7424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hillie Mantle</text:p>
          </table:table-cell>
          <table:table-cell table:formula="of:=[.D5]-[.D4]" office:value-type="float" office:value="0" calcext:value-type="float">
            <text:p>0</text:p>
          </table:table-cell>
          <table:table-cell office:value-type="string" calcext:value-type="string">
            <text:p>u64 last_updat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923h</text:p>
          </table:table-cell>
          <table:table-cell office:value-type="string" calcext:value-type="string">
            <text:p>6h</text:p>
          </table:table-cell>
          <table:table-cell office:value-type="float" office:value="7424291" calcext:value-type="float">
            <text:p>7424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6]-[.D5]" office:value-type="float" office:value="414" calcext:value-type="float">
            <text:p>414</text:p>
          </table:table-cell>
          <table:table-cell office:value-type="string" calcext:value-type="string">
            <text:p>u64 last_updat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AC1h</text:p>
          </table:table-cell>
          <table:table-cell office:value-type="string" calcext:value-type="string">
            <text:p>6h</text:p>
          </table:table-cell>
          <table:table-cell office:value-type="float" office:value="7424705" calcext:value-type="float">
            <text:p>7424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hillie Mantle</text:p>
          </table:table-cell>
          <table:table-cell table:formula="of:=[.D7]-[.D6]" office:value-type="float" office:value="250" calcext:value-type="float">
            <text:p>250</text:p>
          </table:table-cell>
          <table:table-cell office:value-type="string" calcext:value-type="string">
            <text:p>struct mhw_equipment_ref tool1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BBBh</text:p>
          </table:table-cell>
          <table:table-cell office:value-type="string" calcext:value-type="string">
            <text:p>1h</text:p>
          </table:table-cell>
          <table:table-cell office:value-type="float" office:value="7424955" calcext:value-type="float">
            <text:p>7424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8]-[.D7]" office:value-type="float" office:value="138" calcext:value-type="float">
            <text:p>138</text:p>
          </table:table-cell>
          <table:table-cell office:value-type="string" calcext:value-type="string">
            <text:p>u16 quests_lr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14C45h</text:p>
          </table:table-cell>
          <table:table-cell office:value-type="string" calcext:value-type="string">
            <text:p>1h</text:p>
          </table:table-cell>
          <table:table-cell office:value-type="float" office:value="7425093" calcext:value-type="float">
            <text:p>7425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9]-[.D8]" office:value-type="float" office:value="942148" calcext:value-type="float">
            <text:p>942148</text:p>
          </table:table-cell>
          <table:table-cell office:value-type="string" calcext:value-type="string">
            <text:p>u16 gunlanc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AC89h</text:p>
          </table:table-cell>
          <table:table-cell office:value-type="string" calcext:value-type="string">
            <text:p>4h</text:p>
          </table:table-cell>
          <table:table-cell office:value-type="float" office:value="8367241" calcext:value-type="float">
            <text:p>8367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illie Mantle</text:p>
          </table:table-cell>
          <table:table-cell table:formula="of:=[.D10]-[.D9]" office:value-type="float" office:value="439" calcext:value-type="float">
            <text:p>439</text:p>
          </table:table-cell>
          <table:table-cell office:value-type="string" calcext:value-type="string">
            <text:p>u32 tool1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AE40h</text:p>
          </table:table-cell>
          <table:table-cell office:value-type="string" calcext:value-type="string">
            <text:p>4h</text:p>
          </table:table-cell>
          <table:table-cell office:value-type="float" office:value="8367680" calcext:value-type="float">
            <text:p>8367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Booster</text:p>
          </table:table-cell>
          <table:table-cell table:formula="of:=[.D11]-[.D10]" office:value-type="float" office:value="753" calcext:value-type="float">
            <text:p>753</text:p>
          </table:table-cell>
          <table:table-cell office:value-type="string" calcext:value-type="string">
            <text:p>u8 unknown_monster_flags_b[3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B131h</text:p>
          </table:table-cell>
          <table:table-cell office:value-type="string" calcext:value-type="string">
            <text:p>1h</text:p>
          </table:table-cell>
          <table:table-cell office:value-type="float" office:value="8368433" calcext:value-type="float">
            <text:p>8368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2]-[.D11]" office:value-type="float" office:value="3434" calcext:value-type="float">
            <text:p>3434</text:p>
          </table:table-cell>
          <table:table-cell office:value-type="string" calcext:value-type="string">
            <text:p>u32 monsters_slain[49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BE9Bh</text:p>
          </table:table-cell>
          <table:table-cell office:value-type="string" calcext:value-type="string">
            <text:p>2h</text:p>
          </table:table-cell>
          <table:table-cell office:value-type="float" office:value="8371867" calcext:value-type="float">
            <text:p>8371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13]-[.D12]" office:value-type="float" office:value="84" calcext:value-type="float">
            <text:p>84</text:p>
          </table:table-cell>
          <table:table-cell office:value-type="string" calcext:value-type="string">
            <text:p>f32 monster_xp[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BEEFh</text:p>
          </table:table-cell>
          <table:table-cell office:value-type="string" calcext:value-type="string">
            <text:p>1h</text:p>
          </table:table-cell>
          <table:table-cell office:value-type="float" office:value="8371951" calcext:value-type="float">
            <text:p>8371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4]-[.D13]" office:value-type="float" office:value="2012" calcext:value-type="float">
            <text:p>2012</text:p>
          </table:table-cell>
          <table:table-cell office:value-type="string" calcext:value-type="string">
            <text:p>f32 monster_xp[2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6CBh</text:p>
          </table:table-cell>
          <table:table-cell office:value-type="string" calcext:value-type="string">
            <text:p>1h</text:p>
          </table:table-cell>
          <table:table-cell office:value-type="float" office:value="8373963" calcext:value-type="float">
            <text:p>8373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5]-[.D14]" office:value-type="float" office:value="25" calcext:value-type="float">
            <text:p>25</text:p>
          </table:table-cell>
          <table:table-cell office:value-type="string" calcext:value-type="string">
            <text:p>u8 discovered_items[0]</text:p>
          </table:table-cell>
          <table:table-cell office:value-type="string" calcext:value-type="string">
            <text:p>Ancient Potion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6E4h</text:p>
          </table:table-cell>
          <table:table-cell office:value-type="string" calcext:value-type="string">
            <text:p>1h</text:p>
          </table:table-cell>
          <table:table-cell office:value-type="float" office:value="8373988" calcext:value-type="float">
            <text:p>8373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6]-[.D15]" office:value-type="float" office:value="33" calcext:value-type="float">
            <text:p>33</text:p>
          </table:table-cell>
          <table:table-cell office:value-type="string" calcext:value-type="string">
            <text:p>u8 discovered_items[25]</text:p>
          </table:table-cell>
          <table:table-cell office:value-type="string" calcext:value-type="string">
            <text:p>Ballista Ammo, One-Shot Binder, Dragonite Or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705h</text:p>
          </table:table-cell>
          <table:table-cell office:value-type="string" calcext:value-type="string">
            <text:p>2h</text:p>
          </table:table-cell>
          <table:table-cell office:value-type="float" office:value="8374021" calcext:value-type="float">
            <text:p>8374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17]-[.D16]" office:value-type="float" office:value="49" calcext:value-type="float">
            <text:p>49</text:p>
          </table:table-cell>
          <table:table-cell office:value-type="string" calcext:value-type="string">
            <text:p>u8 discovered_items[58]</text:p>
          </table:table-cell>
          <table:table-cell office:value-type="string" calcext:value-type="string">
            <text:p>Zorah Magdaros Heat Scale, Zorah Magdaros Carapace, Zorah Magdaros Magma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7FC736h</text:p>
          </table:table-cell>
          <table:table-cell office:value-type="string" calcext:value-type="string">
            <text:p>1h</text:p>
          </table:table-cell>
          <table:table-cell office:value-type="float" office:value="8374070" calcext:value-type="float">
            <text:p>8374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18]-[.D17]" office:value-type="float" office:value="776522" calcext:value-type="float">
            <text:p>776522</text:p>
          </table:table-cell>
          <table:table-cell office:value-type="string" calcext:value-type="string">
            <text:p>u8 discovered_items[107]</text:p>
          </table:table-cell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080h</text:p>
          </table:table-cell>
          <table:table-cell office:value-type="string" calcext:value-type="string">
            <text:p>1h</text:p>
          </table:table-cell>
          <table:table-cell office:value-type="float" office:value="9150592" calcext:value-type="float">
            <text:p>9150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19]-[.D18]" office:value-type="float" office:value="304" calcext:value-type="float">
            <text:p>304</text:p>
          </table:table-cell>
          <table:table-cell office:value-type="string" calcext:value-type="string">
            <text:p>u8 unknown7d[107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1B0h</text:p>
          </table:table-cell>
          <table:table-cell office:value-type="string" calcext:value-type="string">
            <text:p>2h</text:p>
          </table:table-cell>
          <table:table-cell office:value-type="float" office:value="9150896" calcext:value-type="float">
            <text:p>9150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20]-[.D19]" office:value-type="float" office:value="792" calcext:value-type="float">
            <text:p>792</text:p>
          </table:table-cell>
          <table:table-cell office:value-type="string" calcext:value-type="string">
            <text:p>u8 unknown7d[1380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4C8h</text:p>
          </table:table-cell>
          <table:table-cell office:value-type="string" calcext:value-type="string">
            <text:p>6h</text:p>
          </table:table-cell>
          <table:table-cell office:value-type="float" office:value="9151688" calcext:value-type="float">
            <text:p>9151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21]-[.D20]" office:value-type="float" office:value="2612" calcext:value-type="float">
            <text:p>2612</text:p>
          </table:table-cell>
          <table:table-cell office:value-type="string" calcext:value-type="string">
            <text:p>u8 unknown7d[217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AEFCh</text:p>
          </table:table-cell>
          <table:table-cell office:value-type="string" calcext:value-type="string">
            <text:p>1h</text:p>
          </table:table-cell>
          <table:table-cell office:value-type="float" office:value="9154300" calcext:value-type="float">
            <text:p>9154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22]-[.D21]" office:value-type="float" office:value="9508" calcext:value-type="float">
            <text:p>9508</text:p>
          </table:table-cell>
          <table:table-cell office:value-type="string" calcext:value-type="string">
            <text:p>u8 unknown7d[478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BD420h</text:p>
          </table:table-cell>
          <table:table-cell office:value-type="string" calcext:value-type="string">
            <text:p>8h</text:p>
          </table:table-cell>
          <table:table-cell office:value-type="float" office:value="9163808" calcext:value-type="float">
            <text:p>91638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hillie Mantle</text:p>
          </table:table-cell>
          <table:table-cell table:formula="of:=[.D23]-[.D22]" office:value-type="float" office:value="16384" calcext:value-type="float">
            <text:p>16384</text:p>
          </table:table-cell>
          <table:table-cell office:value-type="string" calcext:value-type="string">
            <text:p>u64 unknown7table[1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20h</text:p>
          </table:table-cell>
          <table:table-cell office:value-type="string" calcext:value-type="string">
            <text:p>2h</text:p>
          </table:table-cell>
          <table:table-cell office:value-type="float" office:value="9180192" calcext:value-type="float">
            <text:p>9180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illie Mantle</text:p>
          </table:table-cell>
          <table:table-cell table:formula="of:=[.D24]-[.D23]" office:value-type="float" office:value="0" calcext:value-type="float">
            <text:p>0</text:p>
          </table:table-cell>
          <table:table-cell office:value-type="string" calcext:value-type="string">
            <text:p>u8 unknown7_[3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20h</text:p>
          </table:table-cell>
          <table:table-cell office:value-type="string" calcext:value-type="string">
            <text:p>2h</text:p>
          </table:table-cell>
          <table:table-cell office:value-type="float" office:value="9180192" calcext:value-type="float">
            <text:p>9180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25]-[.D24]" office:value-type="float" office:value="91" calcext:value-type="float">
            <text:p>91</text:p>
          </table:table-cell>
          <table:table-cell office:value-type="string" calcext:value-type="string">
            <text:p>u8 unknown7_[3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7Bh</text:p>
          </table:table-cell>
          <table:table-cell office:value-type="string" calcext:value-type="string">
            <text:p>1h</text:p>
          </table:table-cell>
          <table:table-cell office:value-type="float" office:value="9180283" calcext:value-type="float">
            <text:p>9180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26]-[.D25]" office:value-type="float" office:value="1" calcext:value-type="float">
            <text:p>1</text:p>
          </table:table-cell>
          <table:table-cell office:value-type="string" calcext:value-type="string">
            <text:p>u8 unknown7_[125]</text:p>
          </table:table-cell>
          <table:table-cell office:value-type="string" calcext:value-type="string">
            <text:p>Has Potential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47Ch</text:p>
          </table:table-cell>
          <table:table-cell office:value-type="string" calcext:value-type="string">
            <text:p>1h</text:p>
          </table:table-cell>
          <table:table-cell office:value-type="float" office:value="9180284" calcext:value-type="float">
            <text:p>918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27]-[.D26]" office:value-type="float" office:value="495" calcext:value-type="float">
            <text:p>495</text:p>
          </table:table-cell>
          <table:table-cell office:value-type="string" calcext:value-type="string">
            <text:p>u8 unknown7_[126]</text:p>
          </table:table-cell>
          <table:table-cell office:value-type="string" calcext:value-type="string">
            <text:p>Has Potential</text:p>
          </table:table-cell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66Bh</text:p>
          </table:table-cell>
          <table:table-cell office:value-type="string" calcext:value-type="string">
            <text:p>5h</text:p>
          </table:table-cell>
          <table:table-cell office:value-type="float" office:value="9180779" calcext:value-type="float">
            <text:p>9180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 Booster</text:p>
          </table:table-cell>
          <table:table-cell table:formula="of:=[.D28]-[.D27]" office:value-type="float" office:value="312" calcext:value-type="float">
            <text:p>312</text:p>
          </table:table-cell>
          <table:table-cell office:value-type="string" calcext:value-type="string">
            <text:p>u32 palico_xp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7A3h</text:p>
          </table:table-cell>
          <table:table-cell office:value-type="string" calcext:value-type="string">
            <text:p>10h</text:p>
          </table:table-cell>
          <table:table-cell office:value-type="float" office:value="9181091" calcext:value-type="float">
            <text:p>91810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29]-[.D28]" office:value-type="float" office:value="44" calcext:value-type="float">
            <text:p>44</text:p>
          </table:table-cell>
          <table:table-cell office:value-type="string" calcext:value-type="string">
            <text:p>u8 unknown9[24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7CFh</text:p>
          </table:table-cell>
          <table:table-cell office:value-type="string" calcext:value-type="string">
            <text:p>8h</text:p>
          </table:table-cell>
          <table:table-cell office:value-type="float" office:value="9181135" calcext:value-type="float">
            <text:p>91811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 Booster</text:p>
          </table:table-cell>
          <table:table-cell table:formula="of:=[.D30]-[.D29]" office:value-type="float" office:value="49" calcext:value-type="float">
            <text:p>49</text:p>
          </table:table-cell>
          <table:table-cell office:value-type="string" calcext:value-type="string">
            <text:p>u8 unknown9[28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00h</text:p>
          </table:table-cell>
          <table:table-cell office:value-type="string" calcext:value-type="string">
            <text:p>1h</text:p>
          </table:table-cell>
          <table:table-cell office:value-type="float" office:value="9181184" calcext:value-type="float">
            <text:p>9181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31]-[.D30]" office:value-type="float" office:value="17" calcext:value-type="float">
            <text:p>17</text:p>
          </table:table-cell>
          <table:table-cell office:value-type="string" calcext:value-type="string">
            <text:p>u8 unknown9[337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11h</text:p>
          </table:table-cell>
          <table:table-cell office:value-type="string" calcext:value-type="string">
            <text:p>1h</text:p>
          </table:table-cell>
          <table:table-cell office:value-type="float" office:value="9181201" calcext:value-type="float">
            <text:p>918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2]-[.D31]" office:value-type="float" office:value="49" calcext:value-type="float">
            <text:p>49</text:p>
          </table:table-cell>
          <table:table-cell office:value-type="string" calcext:value-type="string">
            <text:p>u8 unknown9[35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42h</text:p>
          </table:table-cell>
          <table:table-cell office:value-type="string" calcext:value-type="string">
            <text:p>1h</text:p>
          </table:table-cell>
          <table:table-cell office:value-type="float" office:value="9181250" calcext:value-type="float">
            <text:p>9181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3]-[.D32]" office:value-type="float" office:value="64" calcext:value-type="float">
            <text:p>64</text:p>
          </table:table-cell>
          <table:table-cell office:value-type="string" calcext:value-type="string">
            <text:p>u8 unknown9[403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82h</text:p>
          </table:table-cell>
          <table:table-cell office:value-type="string" calcext:value-type="string">
            <text:p>1h</text:p>
          </table:table-cell>
          <table:table-cell office:value-type="float" office:value="9181314" calcext:value-type="float">
            <text:p>9181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4]-[.D33]" office:value-type="float" office:value="64" calcext:value-type="float">
            <text:p>64</text:p>
          </table:table-cell>
          <table:table-cell office:value-type="string" calcext:value-type="string">
            <text:p>u8 unknown9[467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8C2h</text:p>
          </table:table-cell>
          <table:table-cell office:value-type="string" calcext:value-type="string">
            <text:p>1h</text:p>
          </table:table-cell>
          <table:table-cell office:value-type="float" office:value="9181378" calcext:value-type="float">
            <text:p>9181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35]-[.D34]" office:value-type="float" office:value="153" calcext:value-type="float">
            <text:p>153</text:p>
          </table:table-cell>
          <table:table-cell office:value-type="string" calcext:value-type="string">
            <text:p>u8 unknown9[531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195Bh</text:p>
          </table:table-cell>
          <table:table-cell office:value-type="string" calcext:value-type="string">
            <text:p>8h</text:p>
          </table:table-cell>
          <table:table-cell office:value-type="float" office:value="9181531" calcext:value-type="float">
            <text:p>91815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 Booster</text:p>
          </table:table-cell>
          <table:table-cell table:formula="of:=[.D36]-[.D35]" office:value-type="float" office:value="17538" calcext:value-type="float">
            <text:p>17538</text:p>
          </table:table-cell>
          <table:table-cell office:value-type="string" calcext:value-type="string">
            <text:p>u8 unknown9[68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DDDh</text:p>
          </table:table-cell>
          <table:table-cell office:value-type="string" calcext:value-type="string">
            <text:p>54h</text:p>
          </table:table-cell>
          <table:table-cell office:value-type="float" office:value="9199069" calcext:value-type="float">
            <text:p>91990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ealth Booster</text:p>
          </table:table-cell>
          <table:table-cell table:formula="of:=[.D37]-[.D36]" office:value-type="float" office:value="97" calcext:value-type="float">
            <text:p>97</text:p>
          </table:table-cell>
          <table:table-cell office:value-type="string" calcext:value-type="string">
            <text:p>u8 unknown10[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3Eh</text:p>
          </table:table-cell>
          <table:table-cell office:value-type="string" calcext:value-type="string">
            <text:p>1Dh</text:p>
          </table:table-cell>
          <table:table-cell office:value-type="float" office:value="9199166" calcext:value-type="float">
            <text:p>91991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alth Booster</text:p>
          </table:table-cell>
          <table:table-cell table:formula="of:=[.D38]-[.D37]" office:value-type="float" office:value="42" calcext:value-type="float">
            <text:p>42</text:p>
          </table:table-cell>
          <table:table-cell office:value-type="string" calcext:value-type="string">
            <text:p>u8 unknown10[103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68h</text:p>
          </table:table-cell>
          <table:table-cell office:value-type="string" calcext:value-type="string">
            <text:p>2h</text:p>
          </table:table-cell>
          <table:table-cell office:value-type="float" office:value="9199208" calcext:value-type="float">
            <text:p>9199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39]-[.D38]" office:value-type="float" office:value="14" calcext:value-type="float">
            <text:p>14</text:p>
          </table:table-cell>
          <table:table-cell office:value-type="string" calcext:value-type="string">
            <text:p>u8 unknown10[14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76h</text:p>
          </table:table-cell>
          <table:table-cell office:value-type="string" calcext:value-type="string">
            <text:p>6h</text:p>
          </table:table-cell>
          <table:table-cell office:value-type="float" office:value="9199222" calcext:value-type="float">
            <text:p>9199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40]-[.D39]" office:value-type="float" office:value="14" calcext:value-type="float">
            <text:p>14</text:p>
          </table:table-cell>
          <table:table-cell office:value-type="string" calcext:value-type="string">
            <text:p>u8 unknown10[159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84h</text:p>
          </table:table-cell>
          <table:table-cell office:value-type="string" calcext:value-type="string">
            <text:p>1h</text:p>
          </table:table-cell>
          <table:table-cell office:value-type="float" office:value="9199236" calcext:value-type="float">
            <text:p>9199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41]-[.D40]" office:value-type="float" office:value="13" calcext:value-type="float">
            <text:p>13</text:p>
          </table:table-cell>
          <table:table-cell office:value-type="string" calcext:value-type="string">
            <text:p>u8 unknown10[173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91h</text:p>
          </table:table-cell>
          <table:table-cell office:value-type="string" calcext:value-type="string">
            <text:p>10h</text:p>
          </table:table-cell>
          <table:table-cell office:value-type="float" office:value="9199249" calcext:value-type="float">
            <text:p>91992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42]-[.D41]" office:value-type="float" office:value="28" calcext:value-type="float">
            <text:p>28</text:p>
          </table:table-cell>
          <table:table-cell office:value-type="string" calcext:value-type="string">
            <text:p>u8 unknown10[18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ADh</text:p>
          </table:table-cell>
          <table:table-cell office:value-type="string" calcext:value-type="string">
            <text:p>2h</text:p>
          </table:table-cell>
          <table:table-cell office:value-type="float" office:value="9199277" calcext:value-type="float">
            <text:p>9199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43]-[.D42]" office:value-type="float" office:value="15" calcext:value-type="float">
            <text:p>15</text:p>
          </table:table-cell>
          <table:table-cell office:value-type="string" calcext:value-type="string">
            <text:p>u8 unknown10[21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BCh</text:p>
          </table:table-cell>
          <table:table-cell office:value-type="string" calcext:value-type="string">
            <text:p>1h</text:p>
          </table:table-cell>
          <table:table-cell office:value-type="float" office:value="9199292" calcext:value-type="float">
            <text:p>9199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44]-[.D43]" office:value-type="float" office:value="13" calcext:value-type="float">
            <text:p>13</text:p>
          </table:table-cell>
          <table:table-cell office:value-type="string" calcext:value-type="string">
            <text:p>u8 unknown10[229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C9h</text:p>
          </table:table-cell>
          <table:table-cell office:value-type="string" calcext:value-type="string">
            <text:p>2h</text:p>
          </table:table-cell>
          <table:table-cell office:value-type="float" office:value="9199305" calcext:value-type="float">
            <text:p>9199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45]-[.D44]" office:value-type="float" office:value="14" calcext:value-type="float">
            <text:p>14</text:p>
          </table:table-cell>
          <table:table-cell office:value-type="string" calcext:value-type="string">
            <text:p>u8 unknown10[24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5ED7h</text:p>
          </table:table-cell>
          <table:table-cell office:value-type="string" calcext:value-type="string">
            <text:p>2h</text:p>
          </table:table-cell>
          <table:table-cell office:value-type="float" office:value="9199319" calcext:value-type="float">
            <text:p>9199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 Booster</text:p>
          </table:table-cell>
          <table:table-cell table:formula="of:=[.D46]-[.D45]" office:value-type="float" office:value="2358" calcext:value-type="float">
            <text:p>2358</text:p>
          </table:table-cell>
          <table:table-cell office:value-type="string" calcext:value-type="string">
            <text:p>u8 unknown10[256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680Dh</text:p>
          </table:table-cell>
          <table:table-cell office:value-type="string" calcext:value-type="string">
            <text:p>1h</text:p>
          </table:table-cell>
          <table:table-cell office:value-type="float" office:value="9201677" calcext:value-type="float">
            <text:p>9201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string" calcext:value-type="string">
            <text:p>u8 unknown10[261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680Dh</text:p>
          </table:table-cell>
          <table:table-cell office:value-type="string" calcext:value-type="string">
            <text:p>1h</text:p>
          </table:table-cell>
          <table:table-cell office:value-type="float" office:value="9201677" calcext:value-type="float">
            <text:p>9201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48]-[.D47]" office:value-type="float" office:value="16212" calcext:value-type="float">
            <text:p>16212</text:p>
          </table:table-cell>
          <table:table-cell office:value-type="string" calcext:value-type="string">
            <text:p>u8 unknown10[261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CA761h</text:p>
          </table:table-cell>
          <table:table-cell office:value-type="string" calcext:value-type="string">
            <text:p>11h</text:p>
          </table:table-cell>
          <table:table-cell office:value-type="float" office:value="9217889" calcext:value-type="float">
            <text:p>92178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alth Booster</text:p>
          </table:table-cell>
          <table:table-cell table:formula="of:=[.D49]-[.D48]" office:value-type="float" office:value="196561" calcext:value-type="float">
            <text:p>196561</text:p>
          </table:table-cell>
          <table:table-cell office:value-type="string" calcext:value-type="string">
            <text:p>u8 unknown11[6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732h</text:p>
          </table:table-cell>
          <table:table-cell office:value-type="string" calcext:value-type="string">
            <text:p>1h</text:p>
          </table:table-cell>
          <table:table-cell office:value-type="float" office:value="9414450" calcext:value-type="float">
            <text:p>9414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50]-[.D49]" office:value-type="float" office:value="173" calcext:value-type="float">
            <text:p>173</text:p>
          </table:table-cell>
          <table:table-cell office:value-type="string" calcext:value-type="string">
            <text:p>u8 unknown12[4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7DFh</text:p>
          </table:table-cell>
          <table:table-cell office:value-type="string" calcext:value-type="string">
            <text:p>10h</text:p>
          </table:table-cell>
          <table:table-cell office:value-type="float" office:value="9414623" calcext:value-type="float">
            <text:p>94146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51]-[.D50]" office:value-type="float" office:value="332" calcext:value-type="float">
            <text:p>332</text:p>
          </table:table-cell>
          <table:table-cell office:value-type="string" calcext:value-type="string">
            <text:p>u32 unknown1[1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92Bh</text:p>
          </table:table-cell>
          <table:table-cell office:value-type="string" calcext:value-type="string">
            <text:p>5h</text:p>
          </table:table-cell>
          <table:table-cell office:value-type="float" office:value="9414955" calcext:value-type="float">
            <text:p>94149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 Booster</text:p>
          </table:table-cell>
          <table:table-cell table:formula="of:=[.D52]-[.D51]" office:value-type="float" office:value="20" calcext:value-type="float">
            <text:p>20</text:p>
          </table:table-cell>
          <table:table-cell office:value-type="string" calcext:value-type="string">
            <text:p>u32 unknown0[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93Fh</text:p>
          </table:table-cell>
          <table:table-cell office:value-type="string" calcext:value-type="string">
            <text:p>7h</text:p>
          </table:table-cell>
          <table:table-cell office:value-type="float" office:value="9414975" calcext:value-type="float">
            <text:p>94149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alth Booster</text:p>
          </table:table-cell>
          <table:table-cell table:formula="of:=[.D53]-[.D52]" office:value-type="float" office:value="64" calcext:value-type="float">
            <text:p>64</text:p>
          </table:table-cell>
          <table:table-cell office:value-type="string" calcext:value-type="string">
            <text:p>str64 palico[6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97Fh</text:p>
          </table:table-cell>
          <table:table-cell office:value-type="string" calcext:value-type="string">
            <text:p>10h</text:p>
          </table:table-cell>
          <table:table-cell office:value-type="float" office:value="9415039" calcext:value-type="float">
            <text:p>94150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54]-[.D53]" office:value-type="float" office:value="204" calcext:value-type="float">
            <text:p>204</text:p>
          </table:table-cell>
          <table:table-cell office:value-type="string" calcext:value-type="string">
            <text:p>str64 character[64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A4Bh</text:p>
          </table:table-cell>
          <table:table-cell office:value-type="string" calcext:value-type="string">
            <text:p>5h</text:p>
          </table:table-cell>
          <table:table-cell office:value-type="float" office:value="9415243" calcext:value-type="float">
            <text:p>9415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 Booster</text:p>
          </table:table-cell>
          <table:table-cell table:formula="of:=[.D55]-[.D54]" office:value-type="float" office:value="20" calcext:value-type="float">
            <text:p>20</text:p>
          </table:table-cell>
          <table:table-cell office:value-type="string" calcext:value-type="string">
            <text:p>struct mhw_safari_member members[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A5Fh</text:p>
          </table:table-cell>
          <table:table-cell office:value-type="string" calcext:value-type="string">
            <text:p>6h</text:p>
          </table:table-cell>
          <table:table-cell office:value-type="float" office:value="9415263" calcext:value-type="float">
            <text:p>9415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 Booster</text:p>
          </table:table-cell>
          <table:table-cell table:formula="of:=[.D56]-[.D55]" office:value-type="float" office:value="64" calcext:value-type="float">
            <text:p>64</text:p>
          </table:table-cell>
          <table:table-cell office:value-type="string" calcext:value-type="string">
            <text:p>struct mhw_safari_member members[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AA9Fh</text:p>
          </table:table-cell>
          <table:table-cell office:value-type="string" calcext:value-type="string">
            <text:p>10h</text:p>
          </table:table-cell>
          <table:table-cell office:value-type="float" office:value="9415327" calcext:value-type="float">
            <text:p>94153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 Booster</text:p>
          </table:table-cell>
          <table:table-cell table:formula="of:=[.D57]-[.D56]" office:value-type="float" office:value="16580" calcext:value-type="float">
            <text:p>16580</text:p>
          </table:table-cell>
          <table:table-cell office:value-type="string" calcext:value-type="string">
            <text:p>8FAA9Fh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EB63h</text:p>
          </table:table-cell>
          <table:table-cell office:value-type="string" calcext:value-type="string">
            <text:p>1h</text:p>
          </table:table-cell>
          <table:table-cell office:value-type="float" office:value="9431907" calcext:value-type="float">
            <text:p>9431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58]-[.D57]" office:value-type="float" office:value="16" calcext:value-type="float">
            <text:p>16</text:p>
          </table:table-cell>
          <table:table-cell office:value-type="string" calcext:value-type="string">
            <text:p>u32 unknown0[0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EB73h</text:p>
          </table:table-cell>
          <table:table-cell office:value-type="string" calcext:value-type="string">
            <text:p>1h</text:p>
          </table:table-cell>
          <table:table-cell office:value-type="float" office:value="9431923" calcext:value-type="float">
            <text:p>9431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59]-[.D58]" office:value-type="float" office:value="124" calcext:value-type="float">
            <text:p>124</text:p>
          </table:table-cell>
          <table:table-cell office:value-type="string" calcext:value-type="string">
            <text:p>u32 low_rank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EBEFh</text:p>
          </table:table-cell>
          <table:table-cell office:value-type="string" calcext:value-type="string">
            <text:p>1h</text:p>
          </table:table-cell>
          <table:table-cell office:value-type="float" office:value="9432047" calcext:value-type="float">
            <text:p>9432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0]-[.D59]" office:value-type="float" office:value="2024" calcext:value-type="float">
            <text:p>2024</text:p>
          </table:table-cell>
          <table:table-cell office:value-type="string" calcext:value-type="string">
            <text:p>u8 unknown15a[10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F3D7h</text:p>
          </table:table-cell>
          <table:table-cell office:value-type="string" calcext:value-type="string">
            <text:p>1h</text:p>
          </table:table-cell>
          <table:table-cell office:value-type="float" office:value="9434071" calcext:value-type="float">
            <text:p>9434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1]-[.D60]" office:value-type="float" office:value="1349" calcext:value-type="float">
            <text:p>1349</text:p>
          </table:table-cell>
          <table:table-cell office:value-type="string" calcext:value-type="string">
            <text:p>u32 gunlance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F91Ch</text:p>
          </table:table-cell>
          <table:table-cell office:value-type="string" calcext:value-type="string">
            <text:p>1h</text:p>
          </table:table-cell>
          <table:table-cell office:value-type="float" office:value="9435420" calcext:value-type="float">
            <text:p>9435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2]-[.D61]" office:value-type="float" office:value="16" calcext:value-type="float">
            <text:p>16</text:p>
          </table:table-cell>
          <table:table-cell office:value-type="string" calcext:value-type="string">
            <text:p>u8 unknown15_[1025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8FF92Ch</text:p>
          </table:table-cell>
          <table:table-cell office:value-type="string" calcext:value-type="string">
            <text:p>1h</text:p>
          </table:table-cell>
          <table:table-cell office:value-type="float" office:value="9435436" calcext:value-type="float">
            <text:p>9435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 Booster</text:p>
          </table:table-cell>
          <table:table-cell table:formula="of:=[.D63]-[.D62]" office:value-type="float" office:value="110425" calcext:value-type="float">
            <text:p>110425</text:p>
          </table:table-cell>
          <table:table-cell office:value-type="string" calcext:value-type="string">
            <text:p>u8 gallery_unseen[1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885h</text:p>
          </table:table-cell>
          <table:table-cell office:value-type="string" calcext:value-type="string">
            <text:p>1h</text:p>
          </table:table-cell>
          <table:table-cell office:value-type="float" office:value="9545861" calcext:value-type="float">
            <text:p>9545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illie Mantle</text:p>
          </table:table-cell>
          <table:table-cell table:formula="of:=[.D64]-[.D63]" office:value-type="float" office:value="401" calcext:value-type="float">
            <text:p>401</text:p>
          </table:table-cell>
          <table:table-cell office:value-type="string" calcext:value-type="string">
            <text:p>u8 unknown16a[110418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A16h</text:p>
          </table:table-cell>
          <table:table-cell office:value-type="string" calcext:value-type="string">
            <text:p>4h</text:p>
          </table:table-cell>
          <table:table-cell office:value-type="float" office:value="9546262" calcext:value-type="float">
            <text:p>954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Booster</text:p>
          </table:table-cell>
          <table:table-cell table:formula="of:=[.D65]-[.D64]" office:value-type="float" office:value="1369" calcext:value-type="float">
            <text:p>1369</text:p>
          </table:table-cell>
          <table:table-cell office:value-type="string" calcext:value-type="string">
            <text:p>u8 unknown16_[27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F6Fh</text:p>
          </table:table-cell>
          <table:table-cell office:value-type="string" calcext:value-type="string">
            <text:p>15h</text:p>
          </table:table-cell>
          <table:table-cell office:value-type="float" office:value="9547631" calcext:value-type="float">
            <text:p>95476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alth Booster</text:p>
          </table:table-cell>
          <table:table-cell table:formula="of:=[.D66]-[.D65]" office:value-type="float" office:value="36" calcext:value-type="float">
            <text:p>36</text:p>
          </table:table-cell>
          <table:table-cell office:value-type="string" calcext:value-type="string">
            <text:p>struct mhw_guiding_lands guiding_lands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AF93h</text:p>
          </table:table-cell>
          <table:table-cell office:value-type="string" calcext:value-type="string">
            <text:p>9h</text:p>
          </table:table-cell>
          <table:table-cell office:value-type="float" office:value="9547667" calcext:value-type="float">
            <text:p>95476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th Booster</text:p>
          </table:table-cell>
          <table:table-cell table:formula="of:=[.D67]-[.D66]" office:value-type="float" office:value="12165" calcext:value-type="float">
            <text:p>12165</text:p>
          </table:table-cell>
          <table:table-cell office:value-type="string" calcext:value-type="string">
            <text:p>struct mhw_guiding_lands guiding_lands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DF18h</text:p>
          </table:table-cell>
          <table:table-cell office:value-type="string" calcext:value-type="string">
            <text:p>200h</text:p>
          </table:table-cell>
          <table:table-cell office:value-type="float" office:value="9559832" calcext:value-type="float">
            <text:p>95598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Ghillie Mantle</text:p>
          </table:table-cell>
          <table:table-cell table:formula="of:=[.D68]-[.D67]" office:value-type="float" office:value="0" calcext:value-type="float">
            <text:p>0</text:p>
          </table:table-cell>
          <table:table-cell office:value-type="string" calcext:value-type="string">
            <text:p>u8 hash_table[512]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91DF18h</text:p>
          </table:table-cell>
          <table:table-cell office:value-type="string" calcext:value-type="string">
            <text:p>200h</text:p>
          </table:table-cell>
          <table:table-cell office:value-type="float" office:value="9559832" calcext:value-type="float">
            <text:p>955983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ealth Booster</text:p>
          </table:table-cell>
          <table:table-cell table:formula="of:=[.D69]-[.D68]" office:value-type="float" office:value="-2136256" calcext:value-type="float">
            <text:p>-2136256</text:p>
          </table:table-cell>
          <table:table-cell office:value-type="string" calcext:value-type="string">
            <text:p>u8 hash_table[512]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658h</text:p>
          </table:table-cell>
          <table:table-cell office:value-type="string" calcext:value-type="string">
            <text:p>4Ch</text:p>
          </table:table-cell>
          <table:table-cell office:value-type="float" office:value="7423576" calcext:value-type="float">
            <text:p>74235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ealth Booster</text:p>
          </table:table-cell>
          <table:table-cell table:formula="of:=[.D70]-[.D6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6B5h</text:p>
          </table:table-cell>
          <table:table-cell office:value-type="string" calcext:value-type="string">
            <text:p>26Eh</text:p>
          </table:table-cell>
          <table:table-cell office:value-type="float" office:value="7423669" calcext:value-type="float">
            <text:p>7423669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Ghillie Mantle</text:p>
          </table:table-cell>
          <table:table-cell table:formula="of:=[.D71]-[.D7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6B6h</text:p>
          </table:table-cell>
          <table:table-cell office:value-type="string" calcext:value-type="string">
            <text:p>26Dh</text:p>
          </table:table-cell>
          <table:table-cell office:value-type="float" office:value="7423670" calcext:value-type="float">
            <text:p>742367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Health Booster</text:p>
          </table:table-cell>
          <table:table-cell table:formula="of:=[.D72]-[.D71]"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928h</text:p>
          </table:table-cell>
          <table:table-cell office:value-type="string" calcext:value-type="string">
            <text:p>199h</text:p>
          </table:table-cell>
          <table:table-cell office:value-type="float" office:value="7424296" calcext:value-type="float">
            <text:p>742429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hillie Mantle</text:p>
          </table:table-cell>
          <table:table-cell table:formula="of:=[.D73]-[.D7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929h</text:p>
          </table:table-cell>
          <table:table-cell office:value-type="string" calcext:value-type="string">
            <text:p>292h</text:p>
          </table:table-cell>
          <table:table-cell office:value-type="float" office:value="7424297" calcext:value-type="float">
            <text:p>7424297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Health Booster</text:p>
          </table:table-cell>
          <table:table-cell table:formula="of:=[.D74]-[.D73]"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AC7h</text:p>
          </table:table-cell>
          <table:table-cell office:value-type="string" calcext:value-type="string">
            <text:p>E61C2h</text:p>
          </table:table-cell>
          <table:table-cell office:value-type="float" office:value="7424711" calcext:value-type="float">
            <text:p>7424711</text:p>
          </table:table-cell>
          <table:table-cell office:value-type="float" office:value="942530" calcext:value-type="float">
            <text:p>942530</text:p>
          </table:table-cell>
          <table:table-cell office:value-type="string" calcext:value-type="string">
            <text:p>Ghillie Mantle</text:p>
          </table:table-cell>
          <table:table-cell table:formula="of:=[.D75]-[.D74]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BBCh</text:p>
          </table:table-cell>
          <table:table-cell office:value-type="string" calcext:value-type="string">
            <text:p>89h</text:p>
          </table:table-cell>
          <table:table-cell office:value-type="float" office:value="7424956" calcext:value-type="float">
            <text:p>742495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ealth Booster</text:p>
          </table:table-cell>
          <table:table-cell table:formula="of:=[.D76]-[.D75]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14C46h</text:p>
          </table:table-cell>
          <table:table-cell office:value-type="string" calcext:value-type="string">
            <text:p>E61FAh</text:p>
          </table:table-cell>
          <table:table-cell office:value-type="float" office:value="7425094" calcext:value-type="float">
            <text:p>7425094</text:p>
          </table:table-cell>
          <table:table-cell office:value-type="float" office:value="942586" calcext:value-type="float">
            <text:p>942586</text:p>
          </table:table-cell>
          <table:table-cell office:value-type="string" calcext:value-type="string">
            <text:p>Health Booster</text:p>
          </table:table-cell>
          <table:table-cell table:formula="of:=[.D77]-[.D76]" office:value-type="float" office:value="942151" calcext:value-type="float">
            <text:p>94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AC8Dh</text:p>
          </table:table-cell>
          <table:table-cell office:value-type="string" calcext:value-type="string">
            <text:p>BF3F3h</text:p>
          </table:table-cell>
          <table:table-cell office:value-type="float" office:value="8367245" calcext:value-type="float">
            <text:p>8367245</text:p>
          </table:table-cell>
          <table:table-cell office:value-type="float" office:value="783347" calcext:value-type="float">
            <text:p>783347</text:p>
          </table:table-cell>
          <table:table-cell office:value-type="string" calcext:value-type="string">
            <text:p>Ghillie Mantle</text:p>
          </table:table-cell>
          <table:table-cell table:formula="of:=[.D78]-[.D77]"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AE44h</text:p>
          </table:table-cell>
          <table:table-cell office:value-type="string" calcext:value-type="string">
            <text:p>2EDh</text:p>
          </table:table-cell>
          <table:table-cell office:value-type="float" office:value="8367684" calcext:value-type="float">
            <text:p>836768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Health Booster</text:p>
          </table:table-cell>
          <table:table-cell table:formula="of:=[.D79]-[.D78]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B132h</text:p>
          </table:table-cell>
          <table:table-cell office:value-type="string" calcext:value-type="string">
            <text:p>D69h</text:p>
          </table:table-cell>
          <table:table-cell office:value-type="float" office:value="8368434" calcext:value-type="float">
            <text:p>8368434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Health Booster</text:p>
          </table:table-cell>
          <table:table-cell table:formula="of:=[.D80]-[.D79]" office:value-type="float" office:value="3435" calcext:value-type="float">
            <text:p>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BE9Dh</text:p>
          </table:table-cell>
          <table:table-cell office:value-type="string" calcext:value-type="string">
            <text:p>52h</text:p>
          </table:table-cell>
          <table:table-cell office:value-type="float" office:value="8371869" calcext:value-type="float">
            <text:p>83718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ealth Booster</text:p>
          </table:table-cell>
          <table:table-cell table:formula="of:=[.D81]-[.D80]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BEF0h</text:p>
          </table:table-cell>
          <table:table-cell office:value-type="string" calcext:value-type="string">
            <text:p>7DBh</text:p>
          </table:table-cell>
          <table:table-cell office:value-type="float" office:value="8371952" calcext:value-type="float">
            <text:p>837195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alth Booster</text:p>
          </table:table-cell>
          <table:table-cell table:formula="of:=[.D82]-[.D81]"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6CCh</text:p>
          </table:table-cell>
          <table:table-cell office:value-type="string" calcext:value-type="string">
            <text:p>18h</text:p>
          </table:table-cell>
          <table:table-cell office:value-type="float" office:value="8373964" calcext:value-type="float">
            <text:p>83739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alth Booster</text:p>
          </table:table-cell>
          <table:table-cell table:formula="of:=[.D83]-[.D82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6E5h</text:p>
          </table:table-cell>
          <table:table-cell office:value-type="string" calcext:value-type="string">
            <text:p>20h</text:p>
          </table:table-cell>
          <table:table-cell office:value-type="float" office:value="8373989" calcext:value-type="float">
            <text:p>83739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ealth Booster</text:p>
          </table:table-cell>
          <table:table-cell table:formula="of:=[.D84]-[.D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707h</text:p>
          </table:table-cell>
          <table:table-cell office:value-type="string" calcext:value-type="string">
            <text:p>2Fh</text:p>
          </table:table-cell>
          <table:table-cell office:value-type="float" office:value="8374023" calcext:value-type="float">
            <text:p>83740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alth Booster</text:p>
          </table:table-cell>
          <table:table-cell table:formula="of:=[.D85]-[.D84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7FC737h</text:p>
          </table:table-cell>
          <table:table-cell office:value-type="string" calcext:value-type="string">
            <text:p>BDA79h</text:p>
          </table:table-cell>
          <table:table-cell office:value-type="float" office:value="8374071" calcext:value-type="float">
            <text:p>8374071</text:p>
          </table:table-cell>
          <table:table-cell office:value-type="float" office:value="776825" calcext:value-type="float">
            <text:p>776825</text:p>
          </table:table-cell>
          <table:table-cell office:value-type="string" calcext:value-type="string">
            <text:p>Health Booster</text:p>
          </table:table-cell>
          <table:table-cell table:formula="of:=[.D86]-[.D85]" office:value-type="float" office:value="776522" calcext:value-type="float">
            <text:p>77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081h</text:p>
          </table:table-cell>
          <table:table-cell office:value-type="string" calcext:value-type="string">
            <text:p>E7Bh</text:p>
          </table:table-cell>
          <table:table-cell office:value-type="float" office:value="9150593" calcext:value-type="float">
            <text:p>9150593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Ghillie Mantle</text:p>
          </table:table-cell>
          <table:table-cell table:formula="of:=[.D87]-[.D86]"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1B2h</text:p>
          </table:table-cell>
          <table:table-cell office:value-type="string" calcext:value-type="string">
            <text:p>316h</text:p>
          </table:table-cell>
          <table:table-cell office:value-type="float" office:value="9150898" calcext:value-type="float">
            <text:p>9150898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Health Booster</text:p>
          </table:table-cell>
          <table:table-cell table:formula="of:=[.D88]-[.D87]"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4CEh</text:p>
          </table:table-cell>
          <table:table-cell office:value-type="string" calcext:value-type="string">
            <text:p>6F52h</text:p>
          </table:table-cell>
          <table:table-cell office:value-type="float" office:value="9151694" calcext:value-type="float">
            <text:p>9151694</text:p>
          </table:table-cell>
          <table:table-cell office:value-type="float" office:value="28498" calcext:value-type="float">
            <text:p>28498</text:p>
          </table:table-cell>
          <table:table-cell office:value-type="string" calcext:value-type="string">
            <text:p>Health Booster</text:p>
          </table:table-cell>
          <table:table-cell table:formula="of:=[.D89]-[.D88]" office:value-type="float" office:value="2607" calcext:value-type="float">
            <text:p>2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AEFDh</text:p>
          </table:table-cell>
          <table:table-cell office:value-type="string" calcext:value-type="string">
            <text:p>2523h</text:p>
          </table:table-cell>
          <table:table-cell office:value-type="float" office:value="9154301" calcext:value-type="float">
            <text:p>9154301</text:p>
          </table:table-cell>
          <table:table-cell office:value-type="float" office:value="9507" calcext:value-type="float">
            <text:p>9507</text:p>
          </table:table-cell>
          <table:table-cell office:value-type="string" calcext:value-type="string">
            <text:p>Ghillie Mantle</text:p>
          </table:table-cell>
          <table:table-cell table:formula="of:=[.D90]-[.D89]" office:value-type="float" office:value="9515" calcext:value-type="float">
            <text:p>9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BD428h</text:p>
          </table:table-cell>
          <table:table-cell office:value-type="string" calcext:value-type="string">
            <text:p>3FF8h</text:p>
          </table:table-cell>
          <table:table-cell office:value-type="float" office:value="9163816" calcext:value-type="float">
            <text:p>9163816</text:p>
          </table:table-cell>
          <table:table-cell office:value-type="float" office:value="16376" calcext:value-type="float">
            <text:p>16376</text:p>
          </table:table-cell>
          <table:table-cell office:value-type="string" calcext:value-type="string">
            <text:p>Ghillie Mantle</text:p>
          </table:table-cell>
          <table:table-cell table:formula="of:=[.D91]-[.D90]" office:value-type="float" office:value="16378" calcext:value-type="float">
            <text:p>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22h</text:p>
          </table:table-cell>
          <table:table-cell office:value-type="string" calcext:value-type="string">
            <text:p>59h</text:p>
          </table:table-cell>
          <table:table-cell office:value-type="float" office:value="9180194" calcext:value-type="float">
            <text:p>91801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hillie Mantle</text:p>
          </table:table-cell>
          <table:table-cell table:formula="of:=[.D92]-[.D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22h</text:p>
          </table:table-cell>
          <table:table-cell office:value-type="string" calcext:value-type="string">
            <text:p>5Ah</text:p>
          </table:table-cell>
          <table:table-cell office:value-type="float" office:value="9180194" calcext:value-type="float">
            <text:p>918019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lth Booster</text:p>
          </table:table-cell>
          <table:table-cell table:formula="of:=[.D93]-[.D9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7Ch</text:p>
          </table:table-cell>
          <table:table-cell office:value-type="string" calcext:value-type="string">
            <text:p>384h</text:p>
          </table:table-cell>
          <table:table-cell office:value-type="float" office:value="9180284" calcext:value-type="float">
            <text:p>918028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hillie Mantle</text:p>
          </table:table-cell>
          <table:table-cell table:formula="of:=[.D94]-[.D9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47Dh</text:p>
          </table:table-cell>
          <table:table-cell office:value-type="string" calcext:value-type="string">
            <text:p>1EEh</text:p>
          </table:table-cell>
          <table:table-cell office:value-type="float" office:value="9180285" calcext:value-type="float">
            <text:p>918028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ealth Booster</text:p>
          </table:table-cell>
          <table:table-cell table:formula="of:=[.D95]-[.D94]"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670h</text:p>
          </table:table-cell>
          <table:table-cell office:value-type="string" calcext:value-type="string">
            <text:p>133h</text:p>
          </table:table-cell>
          <table:table-cell office:value-type="float" office:value="9180784" calcext:value-type="float">
            <text:p>918078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ealth Booster</text:p>
          </table:table-cell>
          <table:table-cell table:formula="of:=[.D96]-[.D95]"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7B3h</text:p>
          </table:table-cell>
          <table:table-cell office:value-type="string" calcext:value-type="string">
            <text:p>1Ch</text:p>
          </table:table-cell>
          <table:table-cell office:value-type="float" office:value="9181107" calcext:value-type="float">
            <text:p>91811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alth Booster</text:p>
          </table:table-cell>
          <table:table-cell table:formula="of:=[.D97]-[.D96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7D7h</text:p>
          </table:table-cell>
          <table:table-cell office:value-type="string" calcext:value-type="string">
            <text:p>3Ah</text:p>
          </table:table-cell>
          <table:table-cell office:value-type="float" office:value="9181143" calcext:value-type="float">
            <text:p>91811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alth Booster</text:p>
          </table:table-cell>
          <table:table-cell table:formula="of:=[.D98]-[.D97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01h</text:p>
          </table:table-cell>
          <table:table-cell office:value-type="string" calcext:value-type="string">
            <text:p>500Ch</text:p>
          </table:table-cell>
          <table:table-cell office:value-type="float" office:value="9181185" calcext:value-type="float">
            <text:p>9181185</text:p>
          </table:table-cell>
          <table:table-cell office:value-type="float" office:value="20492" calcext:value-type="float">
            <text:p>20492</text:p>
          </table:table-cell>
          <table:table-cell office:value-type="string" calcext:value-type="string">
            <text:p>Ghillie Mantle</text:p>
          </table:table-cell>
          <table:table-cell table:formula="of:=[.D99]-[.D98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12h</text:p>
          </table:table-cell>
          <table:table-cell office:value-type="string" calcext:value-type="string">
            <text:p>30h</text:p>
          </table:table-cell>
          <table:table-cell office:value-type="float" office:value="9181202" calcext:value-type="float">
            <text:p>9181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ealth Booster</text:p>
          </table:table-cell>
          <table:table-cell table:formula="of:=[.D100]-[.D99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43h</text:p>
          </table:table-cell>
          <table:table-cell office:value-type="string" calcext:value-type="string">
            <text:p>3Fh</text:p>
          </table:table-cell>
          <table:table-cell office:value-type="float" office:value="9181251" calcext:value-type="float">
            <text:p>91812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ealth Booster</text:p>
          </table:table-cell>
          <table:table-cell table:formula="of:=[.D101]-[.D100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83h</text:p>
          </table:table-cell>
          <table:table-cell office:value-type="string" calcext:value-type="string">
            <text:p>3Fh</text:p>
          </table:table-cell>
          <table:table-cell office:value-type="float" office:value="9181315" calcext:value-type="float">
            <text:p>91813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ealth Booster</text:p>
          </table:table-cell>
          <table:table-cell table:formula="of:=[.D102]-[.D101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8C3h</text:p>
          </table:table-cell>
          <table:table-cell office:value-type="string" calcext:value-type="string">
            <text:p>98h</text:p>
          </table:table-cell>
          <table:table-cell office:value-type="float" office:value="9181379" calcext:value-type="float">
            <text:p>918137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ealth Booster</text:p>
          </table:table-cell>
          <table:table-cell table:formula="of:=[.D103]-[.D102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1963h</text:p>
          </table:table-cell>
          <table:table-cell office:value-type="string" calcext:value-type="string">
            <text:p>447Ah</text:p>
          </table:table-cell>
          <table:table-cell office:value-type="float" office:value="9181539" calcext:value-type="float">
            <text:p>9181539</text:p>
          </table:table-cell>
          <table:table-cell office:value-type="float" office:value="17530" calcext:value-type="float">
            <text:p>17530</text:p>
          </table:table-cell>
          <table:table-cell office:value-type="string" calcext:value-type="string">
            <text:p>Health Booster</text:p>
          </table:table-cell>
          <table:table-cell table:formula="of:=[.D104]-[.D103]" office:value-type="float" office:value="17614" calcext:value-type="float">
            <text:p>17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31h</text:p>
          </table:table-cell>
          <table:table-cell office:value-type="string" calcext:value-type="string">
            <text:p>Dh</text:p>
          </table:table-cell>
          <table:table-cell office:value-type="float" office:value="9199153" calcext:value-type="float">
            <text:p>91991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 Booster</text:p>
          </table:table-cell>
          <table:table-cell table:formula="of:=[.D105]-[.D104]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5Bh</text:p>
          </table:table-cell>
          <table:table-cell office:value-type="string" calcext:value-type="string">
            <text:p>Dh</text:p>
          </table:table-cell>
          <table:table-cell office:value-type="float" office:value="9199195" calcext:value-type="float">
            <text:p>91991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 Booster</text:p>
          </table:table-cell>
          <table:table-cell table:formula="of:=[.D106]-[.D10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6Ah</text:p>
          </table:table-cell>
          <table:table-cell office:value-type="string" calcext:value-type="string">
            <text:p>Ch</text:p>
          </table:table-cell>
          <table:table-cell office:value-type="float" office:value="9199210" calcext:value-type="float">
            <text:p>9199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07]-[.D106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7Ch</text:p>
          </table:table-cell>
          <table:table-cell office:value-type="string" calcext:value-type="string">
            <text:p>8h</text:p>
          </table:table-cell>
          <table:table-cell office:value-type="float" office:value="9199228" calcext:value-type="float">
            <text:p>91992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 Booster</text:p>
          </table:table-cell>
          <table:table-cell table:formula="of:=[.D108]-[.D107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85h</text:p>
          </table:table-cell>
          <table:table-cell office:value-type="string" calcext:value-type="string">
            <text:p>Ch</text:p>
          </table:table-cell>
          <table:table-cell office:value-type="float" office:value="9199237" calcext:value-type="float">
            <text:p>9199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09]-[.D108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A1h</text:p>
          </table:table-cell>
          <table:table-cell office:value-type="string" calcext:value-type="string">
            <text:p>Ch</text:p>
          </table:table-cell>
          <table:table-cell office:value-type="float" office:value="9199265" calcext:value-type="float">
            <text:p>91992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10]-[.D10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AFh</text:p>
          </table:table-cell>
          <table:table-cell office:value-type="string" calcext:value-type="string">
            <text:p>Dh</text:p>
          </table:table-cell>
          <table:table-cell office:value-type="float" office:value="9199279" calcext:value-type="float">
            <text:p>91992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 Booster</text:p>
          </table:table-cell>
          <table:table-cell table:formula="of:=[.D111]-[.D110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BDh</text:p>
          </table:table-cell>
          <table:table-cell office:value-type="string" calcext:value-type="string">
            <text:p>Ch</text:p>
          </table:table-cell>
          <table:table-cell office:value-type="float" office:value="9199293" calcext:value-type="float">
            <text:p>91992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12]-[.D11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CBh</text:p>
          </table:table-cell>
          <table:table-cell office:value-type="string" calcext:value-type="string">
            <text:p>Ch</text:p>
          </table:table-cell>
          <table:table-cell office:value-type="float" office:value="9199307" calcext:value-type="float">
            <text:p>91993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 Booster</text:p>
          </table:table-cell>
          <table:table-cell table:formula="of:=[.D113]-[.D112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5ED9h</text:p>
          </table:table-cell>
          <table:table-cell office:value-type="string" calcext:value-type="string">
            <text:p>934h</text:p>
          </table:table-cell>
          <table:table-cell office:value-type="float" office:value="9199321" calcext:value-type="float">
            <text:p>9199321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Health Booster</text:p>
          </table:table-cell>
          <table:table-cell table:formula="of:=[.D114]-[.D113]"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680Eh</text:p>
          </table:table-cell>
          <table:table-cell office:value-type="string" calcext:value-type="string">
            <text:p>54077h</text:p>
          </table:table-cell>
          <table:table-cell office:value-type="float" office:value="9201678" calcext:value-type="float">
            <text:p>9201678</text:p>
          </table:table-cell>
          <table:table-cell office:value-type="float" office:value="344183" calcext:value-type="float">
            <text:p>344183</text:p>
          </table:table-cell>
          <table:table-cell office:value-type="string" calcext:value-type="string">
            <text:p>Ghillie Mantle</text:p>
          </table:table-cell>
          <table:table-cell table:formula="of:=[.D115]-[.D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680Eh</text:p>
          </table:table-cell>
          <table:table-cell office:value-type="string" calcext:value-type="string">
            <text:p>3F53h</text:p>
          </table:table-cell>
          <table:table-cell office:value-type="float" office:value="9201678" calcext:value-type="float">
            <text:p>9201678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Health Booster</text:p>
          </table:table-cell>
          <table:table-cell table:formula="of:=[.D116]-[.D115]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CA772h</text:p>
          </table:table-cell>
          <table:table-cell office:value-type="string" calcext:value-type="string">
            <text:p>2FFC0h</text:p>
          </table:table-cell>
          <table:table-cell office:value-type="float" office:value="9217906" calcext:value-type="float">
            <text:p>9217906</text:p>
          </table:table-cell>
          <table:table-cell office:value-type="float" office:value="196544" calcext:value-type="float">
            <text:p>196544</text:p>
          </table:table-cell>
          <table:table-cell office:value-type="string" calcext:value-type="string">
            <text:p>Health Booster</text:p>
          </table:table-cell>
          <table:table-cell table:formula="of:=[.D117]-[.D116]" office:value-type="float" office:value="196545" calcext:value-type="float">
            <text:p>196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733h</text:p>
          </table:table-cell>
          <table:table-cell office:value-type="string" calcext:value-type="string">
            <text:p>ACh</text:p>
          </table:table-cell>
          <table:table-cell office:value-type="float" office:value="9414451" calcext:value-type="float">
            <text:p>941445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ealth Booster</text:p>
          </table:table-cell>
          <table:table-cell table:formula="of:=[.D118]-[.D117]"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7EFh</text:p>
          </table:table-cell>
          <table:table-cell office:value-type="string" calcext:value-type="string">
            <text:p>13Ch</text:p>
          </table:table-cell>
          <table:table-cell office:value-type="float" office:value="9414639" calcext:value-type="float">
            <text:p>941463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Health Booster</text:p>
          </table:table-cell>
          <table:table-cell table:formula="of:=[.D119]-[.D118]"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930h</text:p>
          </table:table-cell>
          <table:table-cell office:value-type="string" calcext:value-type="string">
            <text:p>Fh</text:p>
          </table:table-cell>
          <table:table-cell office:value-type="float" office:value="9414960" calcext:value-type="float">
            <text:p>94149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20]-[.D119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946h</text:p>
          </table:table-cell>
          <table:table-cell office:value-type="string" calcext:value-type="string">
            <text:p>39h</text:p>
          </table:table-cell>
          <table:table-cell office:value-type="float" office:value="9414982" calcext:value-type="float">
            <text:p>94149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alth Booster</text:p>
          </table:table-cell>
          <table:table-cell table:formula="of:=[.D121]-[.D120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98Fh</text:p>
          </table:table-cell>
          <table:table-cell office:value-type="string" calcext:value-type="string">
            <text:p>BCh</text:p>
          </table:table-cell>
          <table:table-cell office:value-type="float" office:value="9415055" calcext:value-type="float">
            <text:p>941505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ealth Booster</text:p>
          </table:table-cell>
          <table:table-cell table:formula="of:=[.D122]-[.D121]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A50h</text:p>
          </table:table-cell>
          <table:table-cell office:value-type="string" calcext:value-type="string">
            <text:p>Fh</text:p>
          </table:table-cell>
          <table:table-cell office:value-type="float" office:value="9415248" calcext:value-type="float">
            <text:p>94152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23]-[.D122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A65h</text:p>
          </table:table-cell>
          <table:table-cell office:value-type="string" calcext:value-type="string">
            <text:p>3Ah</text:p>
          </table:table-cell>
          <table:table-cell office:value-type="float" office:value="9415269" calcext:value-type="float">
            <text:p>94152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ealth Booster</text:p>
          </table:table-cell>
          <table:table-cell table:formula="of:=[.D124]-[.D12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AAAFh</text:p>
          </table:table-cell>
          <table:table-cell office:value-type="string" calcext:value-type="string">
            <text:p>40B4h</text:p>
          </table:table-cell>
          <table:table-cell office:value-type="float" office:value="9415343" calcext:value-type="float">
            <text:p>9415343</text:p>
          </table:table-cell>
          <table:table-cell office:value-type="float" office:value="16564" calcext:value-type="float">
            <text:p>16564</text:p>
          </table:table-cell>
          <table:table-cell office:value-type="string" calcext:value-type="string">
            <text:p>Health Booster</text:p>
          </table:table-cell>
          <table:table-cell table:formula="of:=[.D125]-[.D124]" office:value-type="float" office:value="16565" calcext:value-type="float">
            <text:p>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EB64h</text:p>
          </table:table-cell>
          <table:table-cell office:value-type="string" calcext:value-type="string">
            <text:p>Fh</text:p>
          </table:table-cell>
          <table:table-cell office:value-type="float" office:value="9431908" calcext:value-type="float">
            <text:p>94319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26]-[.D12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EB74h</text:p>
          </table:table-cell>
          <table:table-cell office:value-type="string" calcext:value-type="string">
            <text:p>7Bh</text:p>
          </table:table-cell>
          <table:table-cell office:value-type="float" office:value="9431924" calcext:value-type="float">
            <text:p>94319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ealth Booster</text:p>
          </table:table-cell>
          <table:table-cell table:formula="of:=[.D127]-[.D126]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EBF0h</text:p>
          </table:table-cell>
          <table:table-cell office:value-type="string" calcext:value-type="string">
            <text:p>7E7h</text:p>
          </table:table-cell>
          <table:table-cell office:value-type="float" office:value="9432048" calcext:value-type="float">
            <text:p>94320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ealth Booster</text:p>
          </table:table-cell>
          <table:table-cell table:formula="of:=[.D128]-[.D127]"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F3D8h</text:p>
          </table:table-cell>
          <table:table-cell office:value-type="string" calcext:value-type="string">
            <text:p>544h</text:p>
          </table:table-cell>
          <table:table-cell office:value-type="float" office:value="9434072" calcext:value-type="float">
            <text:p>943407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Health Booster</text:p>
          </table:table-cell>
          <table:table-cell table:formula="of:=[.D129]-[.D128]" office:value-type="float" office:value="1349" calcext:value-type="float">
            <text:p>1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F91Dh</text:p>
          </table:table-cell>
          <table:table-cell office:value-type="string" calcext:value-type="string">
            <text:p>Fh</text:p>
          </table:table-cell>
          <table:table-cell office:value-type="float" office:value="9435421" calcext:value-type="float">
            <text:p>94354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30]-[.D12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8FF92Dh</text:p>
          </table:table-cell>
          <table:table-cell office:value-type="string" calcext:value-type="string">
            <text:p>1B0E9h</text:p>
          </table:table-cell>
          <table:table-cell office:value-type="float" office:value="9435437" calcext:value-type="float">
            <text:p>9435437</text:p>
          </table:table-cell>
          <table:table-cell office:value-type="float" office:value="110825" calcext:value-type="float">
            <text:p>110825</text:p>
          </table:table-cell>
          <table:table-cell office:value-type="string" calcext:value-type="string">
            <text:p>Health Booster</text:p>
          </table:table-cell>
          <table:table-cell table:formula="of:=[.D131]-[.D130]" office:value-type="float" office:value="110425" calcext:value-type="float">
            <text:p>110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886h</text:p>
          </table:table-cell>
          <table:table-cell office:value-type="string" calcext:value-type="string">
            <text:p>3692h</text:p>
          </table:table-cell>
          <table:table-cell office:value-type="float" office:value="9545862" calcext:value-type="float">
            <text:p>9545862</text:p>
          </table:table-cell>
          <table:table-cell office:value-type="float" office:value="13970" calcext:value-type="float">
            <text:p>13970</text:p>
          </table:table-cell>
          <table:table-cell office:value-type="string" calcext:value-type="string">
            <text:p>Ghillie Mantle</text:p>
          </table:table-cell>
          <table:table-cell table:formula="of:=[.D132]-[.D131]"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A1Ah</text:p>
          </table:table-cell>
          <table:table-cell office:value-type="string" calcext:value-type="string">
            <text:p>555h</text:p>
          </table:table-cell>
          <table:table-cell office:value-type="float" office:value="9546266" calcext:value-type="float">
            <text:p>9546266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Health Booster</text:p>
          </table:table-cell>
          <table:table-cell table:formula="of:=[.D133]-[.D132]"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F84h</text:p>
          </table:table-cell>
          <table:table-cell office:value-type="string" calcext:value-type="string">
            <text:p>Fh</text:p>
          </table:table-cell>
          <table:table-cell office:value-type="float" office:value="9547652" calcext:value-type="float">
            <text:p>95476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 Booster</text:p>
          </table:table-cell>
          <table:table-cell table:formula="of:=[.D134]-[.D133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AF9Ch</text:p>
          </table:table-cell>
          <table:table-cell office:value-type="string" calcext:value-type="string">
            <text:p>2F7Ch</text:p>
          </table:table-cell>
          <table:table-cell office:value-type="float" office:value="9547676" calcext:value-type="float">
            <text:p>9547676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Health Booster</text:p>
          </table:table-cell>
          <table:table-cell table:formula="of:=[.D135]-[.D134]" office:value-type="float" office:value="12668" calcext:value-type="float">
            <text:p>12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E118h</text:p>
          </table:table-cell>
          <table:table-cell office:value-type="string" calcext:value-type="string">
            <text:p>1A4FC8h</text:p>
          </table:table-cell>
          <table:table-cell office:value-type="float" office:value="9560344" calcext:value-type="float">
            <text:p>9560344</text:p>
          </table:table-cell>
          <table:table-cell office:value-type="float" office:value="1724360" calcext:value-type="float">
            <text:p>1724360</text:p>
          </table:table-cell>
          <table:table-cell office:value-type="string" calcext:value-type="string">
            <text:p>Ghillie Mantle</text:p>
          </table:table-cell>
          <table:table-cell table:formula="of:=[.D136]-[.D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91E118h</text:p>
          </table:table-cell>
          <table:table-cell office:value-type="string" calcext:value-type="string">
            <text:p>1A4FC8h</text:p>
          </table:table-cell>
          <table:table-cell office:value-type="float" office:value="9560344" calcext:value-type="float">
            <text:p>9560344</text:p>
          </table:table-cell>
          <table:table-cell office:value-type="float" office:value="1724360" calcext:value-type="float">
            <text:p>1724360</text:p>
          </table:table-cell>
          <table:table-cell office:value-type="string" calcext:value-type="string">
            <text:p>Health Booster</text:p>
          </table:table-cell>
          <table:table-cell table:formula="of:=[.D137]-[.D136]" office:value-type="float" office:value="-9560344" calcext:value-type="float">
            <text:p>-956034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Guild Card Monsters'.A1:'Guild Card Monsters'.B72" table:display-filter-buttons="true"/>
        <table:database-range table:name="__Anonymous_Sheet_DB__3" table:target-range-address="'Scratch Pad'.A1:'Scratch Pad'.I13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00/00/00</text:date>, <text:time style:data-style-name="N2" text:time-value="16:32:40.3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9:37:42.845000000</meta:creation-date>
    <dc:date>2022-01-10T17:03:07.778000000</dc:date>
    <meta:editing-duration>PT3H41M5S</meta:editing-duration>
    <meta:editing-cycles>26</meta:editing-cycles>
    <meta:generator>LibreOffice/7.2.3.2$Windows_X86_64 LibreOffice_project/d166454616c1632304285822f9c83ce2e660fd92</meta:generator>
    <meta:document-statistic meta:table-count="4" meta:cell-count="1864" meta:object-count="0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Function HEX2DECH(hex as String) as Long
	RES = 0
	If Len(hex) = 0 Then
		RES = 0
	Else
		RES = CLng("&amp;H" &amp; Left(hex,Len(hex)-1))
	End If
	HEX2DECH = RES
End Function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